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8in"/>
    </style:style>
    <style:style style:name="co4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422" calcext:value-type="percentage">
            <text:p>42.20%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4255" calcext:value-type="percentage">
            <text:p>42.55%</text:p>
          </table:table-cell>
          <table:table-cell table:number-columns-repeated="2"/>
          <table:table-cell office:value-type="string" calcext:value-type="string">
            <text:p>Appendicitis_2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3348" calcext:value-type="percentage">
            <text:p>33.48%</text:p>
          </table:table-cell>
          <table:table-cell table:number-columns-repeated="2"/>
          <table:table-cell office:value-type="string" calcext:value-type="string">
            <text:p>Appendicitis_3</text:p>
          </table:table-cell>
          <table:table-cell office:value-type="percentage" office:value="0.1067" calcext:value-type="percentage">
            <text:p>10.67%</text:p>
          </table:table-cell>
          <table:table-cell office:value-type="percentage" office:value="0.13" calcext:value-type="percentage">
            <text:p>13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4674" calcext:value-type="percentage">
            <text:p>46.74%</text:p>
          </table:table-cell>
          <table:table-cell table:number-columns-repeated="2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233" calcext:value-type="percentage">
            <text:p>12.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3688" calcext:value-type="percentage">
            <text:p>36.88%</text:p>
          </table:table-cell>
          <table:table-cell table:number-columns-repeated="2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067" calcext:value-type="percentage">
            <text:p>10.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344" calcext:value-type="percentage">
            <text:p>34.40%</text:p>
          </table:table-cell>
          <table:table-cell table:number-columns-repeated="2"/>
          <table:table-cell office:value-type="string" calcext:value-type="string">
            <text:p>Appendicitis_6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3872" calcext:value-type="percentage">
            <text:p>38.72%</text:p>
          </table:table-cell>
          <table:table-cell table:number-columns-repeated="2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3816" calcext:value-type="percentage">
            <text:p>38.16%</text:p>
          </table:table-cell>
          <table:table-cell table:number-columns-repeated="2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967" calcext:value-type="percentage">
            <text:p>19.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319" calcext:value-type="percentage">
            <text:p>43.19%</text:p>
          </table:table-cell>
          <table:table-cell table:number-columns-repeated="2"/>
          <table:table-cell office:value-type="string" calcext:value-type="string">
            <text:p>Appendicitis_9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833" calcext:value-type="percentage">
            <text:p>8.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3624" calcext:value-type="percentage">
            <text:p>36.24%</text:p>
          </table:table-cell>
          <table:table-cell table:number-columns-repeated="2"/>
          <table:table-cell office:value-type="string" calcext:value-type="string">
            <text:p>Appendicitis_10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233" calcext:value-type="percentage">
            <text:p>22.3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2:.B11])" office:value-type="percentage" office:value="0.39256" calcext:value-type="percentage">
            <text:p>39.26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2:.F11])" office:value-type="percentage" office:value="0.163" calcext:value-type="percentage">
            <text:p>16.30%</text:p>
          </table:table-cell>
          <table:table-cell table:style-name="ce1" table:formula="of:=AVERAGE([.G2:.G11])" office:value-type="percentage" office:value="0.17433" calcext:value-type="percentage">
            <text:p>17.43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57" calcext:value-type="percentage">
            <text:p>39.57%</text:p>
          </table:table-cell>
          <table:table-cell office:value-type="percentage" office:value="0.4502" calcext:value-type="percentage">
            <text:p>45.02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634" calcext:value-type="percentage">
            <text:p>6.34%</text:p>
          </table:table-cell>
          <table:table-cell office:value-type="percentage" office:value="0.0769" calcext:value-type="percentage">
            <text:p>7.6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17" calcext:value-type="percentage">
            <text:p>32.17%</text:p>
          </table:table-cell>
          <table:table-cell office:value-type="percentage" office:value="0.4188" calcext:value-type="percentage">
            <text:p>41.88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817" calcext:value-type="percentage">
            <text:p>8.17%</text:p>
          </table:table-cell>
          <table:table-cell office:value-type="percentage" office:value="0.1124" calcext:value-type="percentage">
            <text:p>11.2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068" calcext:value-type="percentage">
            <text:p>40.68%</text:p>
          </table:table-cell>
          <table:table-cell office:value-type="percentage" office:value="0.6189" calcext:value-type="percentage">
            <text:p>61.8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.13%</text:p>
          </table:table-cell>
          <table:table-cell office:value-type="percentage" office:value="0.1247" calcext:value-type="percentage">
            <text:p>12.4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65" calcext:value-type="percentage">
            <text:p>38.65%</text:p>
          </table:table-cell>
          <table:table-cell office:value-type="percentage" office:value="0.4406" calcext:value-type="percentage">
            <text:p>44.06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844" calcext:value-type="percentage">
            <text:p>8.44%</text:p>
          </table:table-cell>
          <table:table-cell office:value-type="percentage" office:value="0.1054" calcext:value-type="percentage">
            <text:p>10.5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3319" calcext:value-type="percentage">
            <text:p>33.19%</text:p>
          </table:table-cell>
          <table:table-cell office:value-type="percentage" office:value="0.3899" calcext:value-type="percentage">
            <text:p>38.9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26" calcext:value-type="percentage">
            <text:p>7.26%</text:p>
          </table:table-cell>
          <table:table-cell office:value-type="percentage" office:value="0.0828" calcext:value-type="percentage">
            <text:p>8.2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69" calcext:value-type="percentage">
            <text:p>34.69%</text:p>
          </table:table-cell>
          <table:table-cell office:value-type="percentage" office:value="0.4285" calcext:value-type="percentage">
            <text:p>42.8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19" calcext:value-type="percentage">
            <text:p>4.19%</text:p>
          </table:table-cell>
          <table:table-cell office:value-type="percentage" office:value="0.0581" calcext:value-type="percentage">
            <text:p>5.8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415" calcext:value-type="percentage">
            <text:p>44.15%</text:p>
          </table:table-cell>
          <table:table-cell office:value-type="percentage" office:value="0.485" calcext:value-type="percentage">
            <text:p>48.5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98" calcext:value-type="percentage">
            <text:p>13.98%</text:p>
          </table:table-cell>
          <table:table-cell office:value-type="percentage" office:value="0.1478" calcext:value-type="percentage">
            <text:p>14.7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86" calcext:value-type="percentage">
            <text:p>28.60%</text:p>
          </table:table-cell>
          <table:table-cell office:value-type="percentage" office:value="0.3531" calcext:value-type="percentage">
            <text:p>35.3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0866" calcext:value-type="percentage">
            <text:p>8.6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739" calcext:value-type="percentage">
            <text:p>37.39%</text:p>
          </table:table-cell>
          <table:table-cell office:value-type="percentage" office:value="0.4502" calcext:value-type="percentage">
            <text:p>45.0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124" calcext:value-type="percentage">
            <text:p>11.24%</text:p>
          </table:table-cell>
          <table:table-cell office:value-type="percentage" office:value="0.1091" calcext:value-type="percentage">
            <text:p>10.9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213" calcext:value-type="percentage">
            <text:p>32.13%</text:p>
          </table:table-cell>
          <table:table-cell office:value-type="percentage" office:value="0.4072" calcext:value-type="percentage">
            <text:p>40.7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022" calcext:value-type="percentage">
            <text:p>10.22%</text:p>
          </table:table-cell>
          <table:table-cell office:value-type="percentage" office:value="0.1086" calcext:value-type="percentage">
            <text:p>10.86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5:.B24])" office:value-type="percentage" office:value="0.36122" calcext:value-type="percentage">
            <text:p>36.12%</text:p>
          </table:table-cell>
          <table:table-cell table:style-name="ce1" table:formula="of:=AVERAGE([.C15:.C24])" office:value-type="percentage" office:value="0.44424" calcext:value-type="percentage">
            <text:p>44.42%</text:p>
          </table:table-cell>
          <table:table-cell table:style-name="ce1" table:number-columns-repeated="2"/>
          <table:table-cell table:style-name="ce1" table:formula="of:=AVERAGE([.F15:.F24])" office:value-type="percentage" office:value="0.08807" calcext:value-type="percentage">
            <text:p>8.81%</text:p>
          </table:table-cell>
          <table:table-cell table:style-name="ce1" table:formula="of:=AVERAGE([.G15:.G24])" office:value-type="percentage" office:value="0.10124" calcext:value-type="percentage">
            <text:p>10.12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.72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971" calcext:value-type="percentage">
            <text:p>9.71%</text:p>
          </table:table-cell>
          <table:table-cell office:value-type="percentage" office:value="0.2343" calcext:value-type="percentage">
            <text:p>23.4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402" calcext:value-type="percentage">
            <text:p>64.02%</text:p>
          </table:table-cell>
          <table:table-cell office:value-type="percentage" office:value="0.8241" calcext:value-type="percentage">
            <text:p>82.41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362" calcext:value-type="percentage">
            <text:p>13.62%</text:p>
          </table:table-cell>
          <table:table-cell office:value-type="percentage" office:value="0.3362" calcext:value-type="percentage">
            <text:p>33.6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276" calcext:value-type="percentage">
            <text:p>62.76%</text:p>
          </table:table-cell>
          <table:table-cell office:value-type="percentage" office:value="0.7966" calcext:value-type="percentage">
            <text:p>79.66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1724" calcext:value-type="percentage">
            <text:p>17.24%</text:p>
          </table:table-cell>
          <table:table-cell office:value-type="percentage" office:value="0.3333" calcext:value-type="percentage">
            <text:p>33.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8494" calcext:value-type="percentage">
            <text:p>84.94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1067" calcext:value-type="percentage">
            <text:p>10.67%</text:p>
          </table:table-cell>
          <table:table-cell office:value-type="percentage" office:value="0.2486" calcext:value-type="percentage">
            <text:p>24.8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3352" calcext:value-type="percentage">
            <text:p>33.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8977" calcext:value-type="percentage">
            <text:p>89.77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1057" calcext:value-type="percentage">
            <text:p>10.57%</text:p>
          </table:table-cell>
          <table:table-cell office:value-type="percentage" office:value="0.3429" calcext:value-type="percentage">
            <text:p>34.2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8207" calcext:value-type="percentage">
            <text:p>82.07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4038" calcext:value-type="percentage">
            <text:p>40.3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8" calcext:value-type="percentage">
            <text:p>66.78%</text:p>
          </table:table-cell>
          <table:table-cell office:value-type="percentage" office:value="0.6701" calcext:value-type="percentage">
            <text:p>67.01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1924" calcext:value-type="percentage">
            <text:p>19.24%</text:p>
          </table:table-cell>
          <table:table-cell office:value-type="percentage" office:value="0.3457" calcext:value-type="percentage">
            <text:p>34.5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149" calcext:value-type="percentage">
            <text:p>61.49%</text:p>
          </table:table-cell>
          <table:table-cell office:value-type="percentage" office:value="0.6805" calcext:value-type="percentage">
            <text:p>68.05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819" calcext:value-type="percentage">
            <text:p>18.19%</text:p>
          </table:table-cell>
          <table:table-cell office:value-type="percentage" office:value="0.3152" calcext:value-type="percentage">
            <text:p>31.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7885" calcext:value-type="percentage">
            <text:p>78.85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1257" calcext:value-type="percentage">
            <text:p>12.57%</text:p>
          </table:table-cell>
          <table:table-cell office:value-type="percentage" office:value="0.2886" calcext:value-type="percentage">
            <text:p>28.86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27:.B36])" office:value-type="percentage" office:value="0.61413" calcext:value-type="percentage">
            <text:p>61.41%</text:p>
          </table:table-cell>
          <table:table-cell table:style-name="ce1" table:formula="of:=AVERAGE([.C27:.C36])" office:value-type="percentage" office:value="0.78655" calcext:value-type="percentage">
            <text:p>78.66%</text:p>
          </table:table-cell>
          <table:table-cell table:style-name="ce1" table:number-columns-repeated="2"/>
          <table:table-cell table:style-name="ce1" table:formula="of:=AVERAGE([.F27:.F36])" office:value-type="percentage" office:value="0.15115" calcext:value-type="percentage">
            <text:p>15.12%</text:p>
          </table:table-cell>
          <table:table-cell table:style-name="ce1" table:formula="of:=AVERAGE([.G27:.G36])" office:value-type="percentage" office:value="0.31838" calcext:value-type="percentage">
            <text:p>31.8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873" calcext:value-type="percentage">
            <text:p>48.73%</text:p>
          </table:table-cell>
          <table:table-cell office:value-type="percentage" office:value="0.7159" calcext:value-type="percentage">
            <text:p>71.59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154" calcext:value-type="percentage">
            <text:p>41.54%</text:p>
          </table:table-cell>
          <table:table-cell office:value-type="percentage" office:value="0.5359" calcext:value-type="percentage">
            <text:p>53.5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27" calcext:value-type="percentage">
            <text:p>82.70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3154" calcext:value-type="percentage">
            <text:p>31.54%</text:p>
          </table:table-cell>
          <table:table-cell office:value-type="percentage" office:value="0.5333" calcext:value-type="percentage">
            <text:p>53.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905" calcext:value-type="percentage">
            <text:p>59.05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3462" calcext:value-type="percentage">
            <text:p>34.62%</text:p>
          </table:table-cell>
          <table:table-cell office:value-type="percentage" office:value="0.4744" calcext:value-type="percentage">
            <text:p>47.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87" calcext:value-type="percentage">
            <text:p>55.87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3205" calcext:value-type="percentage">
            <text:p>32.05%</text:p>
          </table:table-cell>
          <table:table-cell office:value-type="percentage" office:value="0.5923" calcext:value-type="percentage">
            <text:p>59.2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6175" calcext:value-type="percentage">
            <text:p>61.75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4359" calcext:value-type="percentage">
            <text:p>43.59%</text:p>
          </table:table-cell>
          <table:table-cell office:value-type="percentage" office:value="0.5128" calcext:value-type="percentage">
            <text:p>51.2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651" calcext:value-type="percentage">
            <text:p>56.51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256" calcext:value-type="percentage">
            <text:p>52.5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5794" calcext:value-type="percentage">
            <text:p>57.94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4744" calcext:value-type="percentage">
            <text:p>47.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" calcext:value-type="percentage">
            <text:p>40.00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3795" calcext:value-type="percentage">
            <text:p>37.95%</text:p>
          </table:table-cell>
          <table:table-cell office:value-type="percentage" office:value="0.5231" calcext:value-type="percentage">
            <text:p>52.3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4206" calcext:value-type="percentage">
            <text:p>42.06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2641" calcext:value-type="percentage">
            <text:p>26.41%</text:p>
          </table:table-cell>
          <table:table-cell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619" calcext:value-type="percentage">
            <text:p>61.90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41" calcext:value-type="percentage">
            <text:p>54.10%</text:p>
          </table:table-cell>
          <table:table-cell office:value-type="percentage" office:value="0.5513" calcext:value-type="percentage">
            <text:p>55.1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39:.B48])" office:value-type="percentage" office:value="0.56651" calcext:value-type="percentage">
            <text:p>56.65%</text:p>
          </table:table-cell>
          <table:table-cell table:style-name="ce1" table:formula="of:=AVERAGE([.C39:.C48])" office:value-type="percentage" office:value="0.7159" calcext:value-type="percentage">
            <text:p>71.59%</text:p>
          </table:table-cell>
          <table:table-cell table:style-name="ce1" table:number-columns-repeated="2"/>
          <table:table-cell table:style-name="ce1" table:formula="of:=AVERAGE([.F39:.F48])" office:value-type="percentage" office:value="0.37462" calcext:value-type="percentage">
            <text:p>37.46%</text:p>
          </table:table-cell>
          <table:table-cell table:style-name="ce1" table:formula="of:=AVERAGE([.G39:.G48])" office:value-type="percentage" office:value="0.52231" calcext:value-type="percentage">
            <text:p>52.23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3506" calcext:value-type="percentage">
            <text:p>35.06%</text:p>
          </table:table-cell>
          <table:table-cell office:value-type="percentage" office:value="0.4877" calcext:value-type="percentage">
            <text:p>48.77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22" calcext:value-type="percentage">
            <text:p>5.22%</text:p>
          </table:table-cell>
          <table:table-cell office:value-type="percentage" office:value="0.1377" calcext:value-type="percentage">
            <text:p>13.7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2765" calcext:value-type="percentage">
            <text:p>27.65%</text:p>
          </table:table-cell>
          <table:table-cell office:value-type="percentage" office:value="0.4296" calcext:value-type="percentage">
            <text:p>42.96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1449" calcext:value-type="percentage">
            <text:p>14.4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531" calcext:value-type="percentage">
            <text:p>25.31%</text:p>
          </table:table-cell>
          <table:table-cell office:value-type="percentage" office:value="0.4012" calcext:value-type="percentage">
            <text:p>40.12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942" calcext:value-type="percentage">
            <text:p>9.42%</text:p>
          </table:table-cell>
          <table:table-cell office:value-type="percentage" office:value="0.1362" calcext:value-type="percentage">
            <text:p>13.6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519" calcext:value-type="percentage">
            <text:p>25.19%</text:p>
          </table:table-cell>
          <table:table-cell office:value-type="percentage" office:value="0.4235" calcext:value-type="percentage">
            <text:p>42.35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129" calcext:value-type="percentage">
            <text:p>12.9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802" calcext:value-type="percentage">
            <text:p>28.02%</text:p>
          </table:table-cell>
          <table:table-cell office:value-type="percentage" office:value="0.4469" calcext:value-type="percentage">
            <text:p>44.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246" calcext:value-type="percentage">
            <text:p>2.46%</text:p>
          </table:table-cell>
          <table:table-cell office:value-type="percentage" office:value="0.1159" calcext:value-type="percentage">
            <text:p>11.5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63" calcext:value-type="percentage">
            <text:p>29.63%</text:p>
          </table:table-cell>
          <table:table-cell office:value-type="percentage" office:value="0.463" calcext:value-type="percentage">
            <text:p>46.30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333" calcext:value-type="percentage">
            <text:p>3.33%</text:p>
          </table:table-cell>
          <table:table-cell office:value-type="percentage" office:value="0.1232" calcext:value-type="percentage">
            <text:p>12.3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494" calcext:value-type="percentage">
            <text:p>34.94%</text:p>
          </table:table-cell>
          <table:table-cell office:value-type="percentage" office:value="0.4506" calcext:value-type="percentage">
            <text:p>45.06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1101" calcext:value-type="percentage">
            <text:p>11.0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284" calcext:value-type="percentage">
            <text:p>32.84%</text:p>
          </table:table-cell>
          <table:table-cell office:value-type="percentage" office:value="0.458" calcext:value-type="percentage">
            <text:p>45.80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855" calcext:value-type="percentage">
            <text:p>8.55%</text:p>
          </table:table-cell>
          <table:table-cell office:value-type="percentage" office:value="0.1565" calcext:value-type="percentage">
            <text:p>15.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346" calcext:value-type="percentage">
            <text:p>33.46%</text:p>
          </table:table-cell>
          <table:table-cell office:value-type="percentage" office:value="0.4407" calcext:value-type="percentage">
            <text:p>44.0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697" calcext:value-type="percentage">
            <text:p>6.9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296" calcext:value-type="percentage">
            <text:p>32.96%</text:p>
          </table:table-cell>
          <table:table-cell office:value-type="percentage" office:value="0.4605" calcext:value-type="percentage">
            <text:p>46.05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84" calcext:value-type="percentage">
            <text:p>8.84%</text:p>
          </table:table-cell>
          <table:table-cell office:value-type="percentage" office:value="0.1507" calcext:value-type="percentage">
            <text:p>15.07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52:.B61])" office:value-type="percentage" office:value="0.30506" calcext:value-type="percentage">
            <text:p>30.51%</text:p>
          </table:table-cell>
          <table:table-cell table:style-name="ce1" table:formula="of:=AVERAGE([.C52:.C61])" office:value-type="percentage" office:value="0.44617" calcext:value-type="percentage">
            <text:p>44.62%</text:p>
          </table:table-cell>
          <table:table-cell table:style-name="ce1" table:number-columns-repeated="2"/>
          <table:table-cell table:style-name="ce1" table:formula="of:=AVERAGE([.F52:.F61])" office:value-type="percentage" office:value="0.06043" calcext:value-type="percentage">
            <text:p>6.04%</text:p>
          </table:table-cell>
          <table:table-cell table:style-name="ce1" table:formula="of:=AVERAGE([.G52:.G61])" office:value-type="percentage" office:value="0.12739" calcext:value-type="percentage">
            <text:p>12.7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571" calcext:value-type="percentage">
            <text:p>15.71%</text:p>
          </table:table-cell>
          <table:table-cell office:value-type="percentage" office:value="0.2238" calcext:value-type="percentage">
            <text:p>22.38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4922" calcext:value-type="percentage">
            <text:p>49.22%</text:p>
          </table:table-cell>
          <table:table-cell office:value-type="percentage" office:value="0.4951" calcext:value-type="percentage">
            <text:p>49.5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29" calcext:value-type="percentage">
            <text:p>10.29%</text:p>
          </table:table-cell>
          <table:table-cell office:value-type="percentage" office:value="0.1457" calcext:value-type="percentage">
            <text:p>14.57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4775" calcext:value-type="percentage">
            <text:p>47.75%</text:p>
          </table:table-cell>
          <table:table-cell office:value-type="percentage" office:value="0.4912" calcext:value-type="percentage">
            <text:p>49.1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486" calcext:value-type="percentage">
            <text:p>14.86%</text:p>
          </table:table-cell>
          <table:table-cell office:value-type="percentage" office:value="0.1848" calcext:value-type="percentage">
            <text:p>18.48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794" calcext:value-type="percentage">
            <text:p>37.94%</text:p>
          </table:table-cell>
          <table:table-cell office:value-type="percentage" office:value="0.4186" calcext:value-type="percentage">
            <text:p>41.8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.14%</text:p>
          </table:table-cell>
          <table:table-cell office:value-type="percentage" office:value="0.2171" calcext:value-type="percentage">
            <text:p>21.71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882" calcext:value-type="percentage">
            <text:p>48.82%</text:p>
          </table:table-cell>
          <table:table-cell office:value-type="percentage" office:value="0.5294" calcext:value-type="percentage">
            <text:p>52.9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1" calcext:value-type="percentage">
            <text:p>8.10%</text:p>
          </table:table-cell>
          <table:table-cell office:value-type="percentage" office:value="0.1552" calcext:value-type="percentage">
            <text:p>15.52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392" calcext:value-type="percentage">
            <text:p>33.92%</text:p>
          </table:table-cell>
          <table:table-cell office:value-type="percentage" office:value="0.3755" calcext:value-type="percentage">
            <text:p>37.5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9" calcext:value-type="percentage">
            <text:p>15.90%</text:p>
          </table:table-cell>
          <table:table-cell office:value-type="percentage" office:value="0.2276" calcext:value-type="percentage">
            <text:p>22.76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3961" calcext:value-type="percentage">
            <text:p>39.61%</text:p>
          </table:table-cell>
          <table:table-cell office:value-type="percentage" office:value="0.4461" calcext:value-type="percentage">
            <text:p>44.6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552" calcext:value-type="percentage">
            <text:p>15.52%</text:p>
          </table:table-cell>
          <table:table-cell office:value-type="percentage" office:value="0.2552" calcext:value-type="percentage">
            <text:p>25.52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4559" calcext:value-type="percentage">
            <text:p>45.59%</text:p>
          </table:table-cell>
          <table:table-cell office:value-type="percentage" office:value="0.4853" calcext:value-type="percentage">
            <text:p>48.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61" calcext:value-type="percentage">
            <text:p>16.10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3108" calcext:value-type="percentage">
            <text:p>31.08%</text:p>
          </table:table-cell>
          <table:table-cell office:value-type="percentage" office:value="0.3804" calcext:value-type="percentage">
            <text:p>38.0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286" calcext:value-type="percentage">
            <text:p>12.86%</text:p>
          </table:table-cell>
          <table:table-cell office:value-type="percentage" office:value="0.2133" calcext:value-type="percentage">
            <text:p>21.33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882" calcext:value-type="percentage">
            <text:p>38.82%</text:p>
          </table:table-cell>
          <table:table-cell office:value-type="percentage" office:value="0.4265" calcext:value-type="percentage">
            <text:p>42.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2267" calcext:value-type="percentage">
            <text:p>22.67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3811" calcext:value-type="percentage">
            <text:p>38.11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65:.B74])" office:value-type="percentage" office:value="0.13648" calcext:value-type="percentage">
            <text:p>13.65%</text:p>
          </table:table-cell>
          <table:table-cell table:style-name="ce1" table:formula="of:=AVERAGE([.C65:.C74])" office:value-type="percentage" office:value="0.20104" calcext:value-type="percentage">
            <text:p>20.10%</text:p>
          </table:table-cell>
          <table:table-cell table:style-name="ce1" table:number-columns-repeated="2"/>
          <table:table-cell table:style-name="ce1" table:formula="of:=AVERAGE([.F65:.F74])" office:value-type="percentage" office:value="0.40255" calcext:value-type="percentage">
            <text:p>40.26%</text:p>
          </table:table-cell>
          <table:table-cell table:style-name="ce1" table:formula="of:=AVERAGE([.G65:.G74])" office:value-type="percentage" office:value="0.44292" calcext:value-type="percentage">
            <text:p>44.29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952" calcext:value-type="percentage">
            <text:p>19.52%</text:p>
          </table:table-cell>
          <table:table-cell office:value-type="percentage" office:value="0.4205" calcext:value-type="percentage">
            <text:p>42.0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12" calcext:value-type="percentage">
            <text:p>29.12%</text:p>
          </table:table-cell>
          <table:table-cell office:value-type="percentage" office:value="0.4368" calcext:value-type="percentage">
            <text:p>43.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6" calcext:value-type="percentage">
            <text:p>18.96%</text:p>
          </table:table-cell>
          <table:table-cell office:value-type="percentage" office:value="0.4157" calcext:value-type="percentage">
            <text:p>41.57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491" calcext:value-type="percentage">
            <text:p>44.9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4402" calcext:value-type="percentage">
            <text:p>44.02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491" calcext:value-type="percentage">
            <text:p>34.91%</text:p>
          </table:table-cell>
          <table:table-cell office:value-type="percentage" office:value="0.4544" calcext:value-type="percentage">
            <text:p>45.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41" calcext:value-type="percentage">
            <text:p>21.41%</text:p>
          </table:table-cell>
          <table:table-cell office:value-type="percentage" office:value="0.3996" calcext:value-type="percentage">
            <text:p>39.96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579" calcext:value-type="percentage">
            <text:p>15.79%</text:p>
          </table:table-cell>
          <table:table-cell office:value-type="percentage" office:value="0.4228" calcext:value-type="percentage">
            <text:p>42.2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4084" calcext:value-type="percentage">
            <text:p>40.84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596" calcext:value-type="percentage">
            <text:p>25.96%</text:p>
          </table:table-cell>
          <table:table-cell office:value-type="percentage" office:value="0.4193" calcext:value-type="percentage">
            <text:p>41.9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787" calcext:value-type="percentage">
            <text:p>17.87%</text:p>
          </table:table-cell>
          <table:table-cell office:value-type="percentage" office:value="0.4124" calcext:value-type="percentage">
            <text:p>41.24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86" calcext:value-type="percentage">
            <text:p>18.60%</text:p>
          </table:table-cell>
          <table:table-cell office:value-type="percentage" office:value="0.3877" calcext:value-type="percentage">
            <text:p>38.7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349" calcext:value-type="percentage">
            <text:p>23.49%</text:p>
          </table:table-cell>
          <table:table-cell office:value-type="percentage" office:value="0.4707" calcext:value-type="percentage">
            <text:p>47.07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316" calcext:value-type="percentage">
            <text:p>33.1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4024" calcext:value-type="percentage">
            <text:p>40.24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2561" calcext:value-type="percentage">
            <text:p>25.61%</text:p>
          </table:table-cell>
          <table:table-cell office:value-type="percentage" office:value="0.4263" calcext:value-type="percentage">
            <text:p>42.6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76" calcext:value-type="percentage">
            <text:p>18.76%</text:p>
          </table:table-cell>
          <table:table-cell office:value-type="percentage" office:value="0.4277" calcext:value-type="percentage">
            <text:p>42.7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789" calcext:value-type="percentage">
            <text:p>17.89%</text:p>
          </table:table-cell>
          <table:table-cell office:value-type="percentage" office:value="0.4" calcext:value-type="percentage">
            <text:p>40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502" calcext:value-type="percentage">
            <text:p>15.02%</text:p>
          </table:table-cell>
          <table:table-cell office:value-type="percentage" office:value="0.3964" calcext:value-type="percentage">
            <text:p>39.6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158" calcext:value-type="percentage">
            <text:p>11.58%</text:p>
          </table:table-cell>
          <table:table-cell office:value-type="percentage" office:value="0.3544" calcext:value-type="percentage">
            <text:p>35.44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78:.B87])" office:value-type="percentage" office:value="0.18463" calcext:value-type="percentage">
            <text:p>18.46%</text:p>
          </table:table-cell>
          <table:table-cell table:style-name="ce1" table:formula="of:=AVERAGE([.C78:.C87])" office:value-type="percentage" office:value="0.4194" calcext:value-type="percentage">
            <text:p>41.94%</text:p>
          </table:table-cell>
          <table:table-cell table:style-name="ce1" table:number-columns-repeated="2"/>
          <table:table-cell table:style-name="ce1" table:formula="of:=AVERAGE([.F78:.F87])" office:value-type="percentage" office:value="0.22279" calcext:value-type="percentage">
            <text:p>22.28%</text:p>
          </table:table-cell>
          <table:table-cell table:style-name="ce1" table:formula="of:=AVERAGE([.G78:.G87])" office:value-type="percentage" office:value="0.40824" calcext:value-type="percentage">
            <text:p>40.82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57" calcext:value-type="percentage">
            <text:p>35.70%</text:p>
          </table:table-cell>
          <table:table-cell office:value-type="percentage" office:value="0.4035" calcext:value-type="percentage">
            <text:p>40.35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25" calcext:value-type="percentage">
            <text:p>5.25%</text:p>
          </table:table-cell>
          <table:table-cell office:value-type="percentage" office:value="0.1068" calcext:value-type="percentage">
            <text:p>10.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4623" calcext:value-type="percentage">
            <text:p>46.23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759" calcext:value-type="percentage">
            <text:p>7.59%</text:p>
          </table:table-cell>
          <table:table-cell office:value-type="percentage" office:value="0.1117" calcext:value-type="percentage">
            <text:p>11.1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57" calcext:value-type="percentage">
            <text:p>35.70%</text:p>
          </table:table-cell>
          <table:table-cell office:value-type="percentage" office:value="0.4149" calcext:value-type="percentage">
            <text:p>41.4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278" calcext:value-type="percentage">
            <text:p>2.78%</text:p>
          </table:table-cell>
          <table:table-cell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298" calcext:value-type="percentage">
            <text:p>32.98%</text:p>
          </table:table-cell>
          <table:table-cell office:value-type="percentage" office:value="0.3803" calcext:value-type="percentage">
            <text:p>38.03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722" calcext:value-type="percentage">
            <text:p>7.2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52" calcext:value-type="percentage">
            <text:p>29.52%</text:p>
          </table:table-cell>
          <table:table-cell office:value-type="percentage" office:value="0.3583" calcext:value-type="percentage">
            <text:p>35.8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944" calcext:value-type="percentage">
            <text:p>9.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3096" calcext:value-type="percentage">
            <text:p>30.96%</text:p>
          </table:table-cell>
          <table:table-cell office:value-type="percentage" office:value="0.357" calcext:value-type="percentage">
            <text:p>35.70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16" calcext:value-type="percentage">
            <text:p>7.16%</text:p>
          </table:table-cell>
          <table:table-cell office:value-type="percentage" office:value="0.0969" calcext:value-type="percentage">
            <text:p>9.6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969" calcext:value-type="percentage">
            <text:p>29.69%</text:p>
          </table:table-cell>
          <table:table-cell office:value-type="percentage" office:value="0.3443" calcext:value-type="percentage">
            <text:p>34.43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0802" calcext:value-type="percentage">
            <text:p>8.0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48" calcext:value-type="percentage">
            <text:p>35.48%</text:p>
          </table:table-cell>
          <table:table-cell office:value-type="percentage" office:value="0.3535" calcext:value-type="percentage">
            <text:p>35.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02" calcext:value-type="percentage">
            <text:p>3.02%</text:p>
          </table:table-cell>
          <table:table-cell office:value-type="percentage" office:value="0.0772" calcext:value-type="percentage">
            <text:p>7.7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781" calcext:value-type="percentage">
            <text:p>37.81%</text:p>
          </table:table-cell>
          <table:table-cell office:value-type="percentage" office:value="0.4066" calcext:value-type="percentage">
            <text:p>40.6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259" calcext:value-type="percentage">
            <text:p>2.59%</text:p>
          </table:table-cell>
          <table:table-cell office:value-type="percentage" office:value="0.0765" calcext:value-type="percentage">
            <text:p>7.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311" calcext:value-type="percentage">
            <text:p>33.11%</text:p>
          </table:table-cell>
          <table:table-cell office:value-type="percentage" office:value="0.3452" calcext:value-type="percentage">
            <text:p>34.52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691" calcext:value-type="percentage">
            <text:p>6.91%</text:p>
          </table:table-cell>
          <table:table-cell office:value-type="percentage" office:value="0.0981" calcext:value-type="percentage">
            <text:p>9.81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91:.B100])" office:value-type="percentage" office:value="0.34266" calcext:value-type="percentage">
            <text:p>34.27%</text:p>
          </table:table-cell>
          <table:table-cell table:style-name="ce1" table:formula="of:=AVERAGE([.C91:.C100])" office:value-type="percentage" office:value="0.38259" calcext:value-type="percentage">
            <text:p>38.26%</text:p>
          </table:table-cell>
          <table:table-cell table:style-name="ce1" table:number-columns-repeated="2"/>
          <table:table-cell table:style-name="ce1" table:formula="of:=AVERAGE([.F91:.F100])" office:value-type="percentage" office:value="0.04814" calcext:value-type="percentage">
            <text:p>4.81%</text:p>
          </table:table-cell>
          <table:table-cell table:style-name="ce1" table:formula="of:=AVERAGE([.G91:.G100])" office:value-type="percentage" office:value="0.0864" calcext:value-type="percentage">
            <text:p>8.6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473" calcext:value-type="percentage">
            <text:p>24.73%</text:p>
          </table:table-cell>
          <table:table-cell office:value-type="percentage" office:value="0.5129" calcext:value-type="percentage">
            <text:p>51.29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511" calcext:value-type="percentage">
            <text:p>25.11%</text:p>
          </table:table-cell>
          <table:table-cell office:value-type="percentage" office:value="0.4737" calcext:value-type="percentage">
            <text:p>47.37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091" calcext:value-type="percentage">
            <text:p>50.91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855" calcext:value-type="percentage">
            <text:p>28.55%</text:p>
          </table:table-cell>
          <table:table-cell office:value-type="percentage" office:value="0.4855" calcext:value-type="percentage">
            <text:p>48.5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199" calcext:value-type="percentage">
            <text:p>31.99%</text:p>
          </table:table-cell>
          <table:table-cell office:value-type="percentage" office:value="0.4742" calcext:value-type="percentage">
            <text:p>47.42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194" calcext:value-type="percentage">
            <text:p>31.94%</text:p>
          </table:table-cell>
          <table:table-cell office:value-type="percentage" office:value="0.5091" calcext:value-type="percentage">
            <text:p>50.91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726" calcext:value-type="percentage">
            <text:p>27.26%</text:p>
          </table:table-cell>
          <table:table-cell office:value-type="percentage" office:value="0.4785" calcext:value-type="percentage">
            <text:p>47.85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435" calcext:value-type="percentage">
            <text:p>24.35%</text:p>
          </table:table-cell>
          <table:table-cell office:value-type="percentage" office:value="0.5349" calcext:value-type="percentage">
            <text:p>53.49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086" calcext:value-type="percentage">
            <text:p>20.86%</text:p>
          </table:table-cell>
          <table:table-cell office:value-type="percentage" office:value="0.4683" calcext:value-type="percentage">
            <text:p>46.83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554" calcext:value-type="percentage">
            <text:p>35.54%</text:p>
          </table:table-cell>
          <table:table-cell office:value-type="percentage" office:value="0.522" calcext:value-type="percentage">
            <text:p>52.20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table:formula="of:=AVERAGE([.B104:.B113])" office:value-type="percentage" office:value="0.27533" calcext:value-type="percentage">
            <text:p>27.53%</text:p>
          </table:table-cell>
          <table:table-cell table:style-name="ce1" table:formula="of:=AVERAGE([.C104:.C113])" office:value-type="percentage" office:value="0.49682" calcext:value-type="percentage">
            <text:p>49.68%</text:p>
          </table:table-cell>
          <table:table-cell table:style-name="ce1" table:number-columns-repeated="2"/>
          <table:table-cell table:style-name="ce1" table:formula="of:=AVERAGE([.F104:.F113])" office:value-type="string" office:string-value="" calcext:value-type="error">
            <text:p>#DIV/0!</text:p>
          </table:table-cell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55" calcext:value-type="percentage">
            <text:p>28.55%</text:p>
          </table:table-cell>
          <table:table-cell office:value-type="percentage" office:value="0.3587" calcext:value-type="percentage">
            <text:p>35.87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029" calcext:value-type="percentage">
            <text:p>50.29%</text:p>
          </table:table-cell>
          <table:table-cell office:value-type="percentage" office:value="0.3274" calcext:value-type="percentage">
            <text:p>32.7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043" calcext:value-type="percentage">
            <text:p>30.43%</text:p>
          </table:table-cell>
          <table:table-cell office:value-type="percentage" office:value="0.379" calcext:value-type="percentage">
            <text:p>37.9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892" calcext:value-type="percentage">
            <text:p>48.92%</text:p>
          </table:table-cell>
          <table:table-cell office:value-type="percentage" office:value="0.3241" calcext:value-type="percentage">
            <text:p>32.4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77" calcext:value-type="percentage">
            <text:p>43.77%</text:p>
          </table:table-cell>
          <table:table-cell office:value-type="percentage" office:value="0.4536" calcext:value-type="percentage">
            <text:p>45.36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131" calcext:value-type="percentage">
            <text:p>51.31%</text:p>
          </table:table-cell>
          <table:table-cell office:value-type="percentage" office:value="0.3035" calcext:value-type="percentage">
            <text:p>30.3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652" calcext:value-type="percentage">
            <text:p>36.52%</text:p>
          </table:table-cell>
          <table:table-cell office:value-type="percentage" office:value="0.4326" calcext:value-type="percentage">
            <text:p>43.26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576" calcext:value-type="percentage">
            <text:p>55.76%</text:p>
          </table:table-cell>
          <table:table-cell office:value-type="percentage" office:value="0.3176" calcext:value-type="percentage">
            <text:p>31.7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268" calcext:value-type="percentage">
            <text:p>32.68%</text:p>
          </table:table-cell>
          <table:table-cell office:value-type="percentage" office:value="0.3536" calcext:value-type="percentage">
            <text:p>35.36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685" calcext:value-type="percentage">
            <text:p>56.85%</text:p>
          </table:table-cell>
          <table:table-cell office:value-type="percentage" office:value="0.3504" calcext:value-type="percentage">
            <text:p>35.0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507" calcext:value-type="percentage">
            <text:p>35.07%</text:p>
          </table:table-cell>
          <table:table-cell office:value-type="percentage" office:value="0.4087" calcext:value-type="percentage">
            <text:p>40.87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4704" calcext:value-type="percentage">
            <text:p>47.04%</text:p>
          </table:table-cell>
          <table:table-cell office:value-type="percentage" office:value="0.2992" calcext:value-type="percentage">
            <text:p>29.9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601" calcext:value-type="percentage">
            <text:p>36.01%</text:p>
          </table:table-cell>
          <table:table-cell office:value-type="percentage" office:value="0.4232" calcext:value-type="percentage">
            <text:p>42.32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244" calcext:value-type="percentage">
            <text:p>52.44%</text:p>
          </table:table-cell>
          <table:table-cell office:value-type="percentage" office:value="0.3254" calcext:value-type="percentage">
            <text:p>32.5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029" calcext:value-type="percentage">
            <text:p>40.29%</text:p>
          </table:table-cell>
          <table:table-cell office:value-type="percentage" office:value="0.4435" calcext:value-type="percentage">
            <text:p>44.3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3418" calcext:value-type="percentage">
            <text:p>34.1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3261" calcext:value-type="percentage">
            <text:p>32.61%</text:p>
          </table:table-cell>
          <table:table-cell office:value-type="percentage" office:value="0.3935" calcext:value-type="percentage">
            <text:p>39.35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52" calcext:value-type="percentage">
            <text:p>51.52%</text:p>
          </table:table-cell>
          <table:table-cell office:value-type="percentage" office:value="0.3029" calcext:value-type="percentage">
            <text:p>30.2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04" calcext:value-type="percentage">
            <text:p>33.04%</text:p>
          </table:table-cell>
          <table:table-cell office:value-type="percentage" office:value="0.3819" calcext:value-type="percentage">
            <text:p>38.19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394" calcext:value-type="percentage">
            <text:p>53.94%</text:p>
          </table:table-cell>
          <table:table-cell office:value-type="percentage" office:value="0.3214" calcext:value-type="percentage">
            <text:p>32.14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17:.B126])" office:value-type="percentage" office:value="0.34897" calcext:value-type="percentage">
            <text:p>34.90%</text:p>
          </table:table-cell>
          <table:table-cell table:style-name="ce1" table:formula="of:=AVERAGE([.C117:.C126])" office:value-type="percentage" office:value="0.40283" calcext:value-type="percentage">
            <text:p>40.28%</text:p>
          </table:table-cell>
          <table:table-cell table:style-name="ce1" table:number-columns-repeated="2"/>
          <table:table-cell table:style-name="ce1" table:formula="of:=AVERAGE([.F117:.F126])" office:value-type="percentage" office:value="0.52137" calcext:value-type="percentage">
            <text:p>52.14%</text:p>
          </table:table-cell>
          <table:table-cell table:style-name="ce1" table:formula="of:=AVERAGE([.G117:.G126])" office:value-type="percentage" office:value="0.32137" calcext:value-type="percentage">
            <text:p>32.1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33" calcext:value-type="percentage">
            <text:p>15.33%</text:p>
          </table:table-cell>
          <table:table-cell office:value-type="percentage" office:value="0.2333" calcext:value-type="percentage">
            <text:p>23.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27" calcext:value-type="percentage">
            <text:p>49.27%</text:p>
          </table:table-cell>
          <table:table-cell office:value-type="percentage" office:value="0.5297" calcext:value-type="percentage">
            <text:p>52.9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17" calcext:value-type="percentage">
            <text:p>23.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505" calcext:value-type="percentage">
            <text:p>45.05%</text:p>
          </table:table-cell>
          <table:table-cell office:value-type="percentage" office:value="0.5065" calcext:value-type="percentage">
            <text:p>50.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83" calcext:value-type="percentage">
            <text:p>24.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313" calcext:value-type="percentage">
            <text:p>43.13%</text:p>
          </table:table-cell>
          <table:table-cell office:value-type="percentage" office:value="0.5053" calcext:value-type="percentage">
            <text:p>50.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567" calcext:value-type="percentage">
            <text:p>25.67%</text:p>
          </table:table-cell>
          <table:table-cell office:value-type="percentage" office:value="0.275" calcext:value-type="percentage">
            <text:p>27.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35" calcext:value-type="percentage">
            <text:p>46.35%</text:p>
          </table:table-cell>
          <table:table-cell office:value-type="percentage" office:value="0.4858" calcext:value-type="percentage">
            <text:p>48.5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17" calcext:value-type="percentage">
            <text:p>23.1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58" calcext:value-type="percentage">
            <text:p>46.58%</text:p>
          </table:table-cell>
          <table:table-cell office:value-type="percentage" office:value="0.4918" calcext:value-type="percentage">
            <text:p>49.1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85" calcext:value-type="percentage">
            <text:p>18.50%</text:p>
          </table:table-cell>
          <table:table-cell office:value-type="percentage" office:value="0.1933" calcext:value-type="percentage">
            <text:p>19.3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5072" calcext:value-type="percentage">
            <text:p>50.7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33" calcext:value-type="percentage">
            <text:p>18.33%</text:p>
          </table:table-cell>
          <table:table-cell office:value-type="percentage" office:value="0.1883" calcext:value-type="percentage">
            <text:p>18.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53" calcext:value-type="percentage">
            <text:p>45.30%</text:p>
          </table:table-cell>
          <table:table-cell office:value-type="percentage" office:value="0.4795" calcext:value-type="percentage">
            <text:p>47.9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1933" calcext:value-type="percentage">
            <text:p>19.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4905" calcext:value-type="percentage">
            <text:p>49.0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83" calcext:value-type="percentage">
            <text:p>26.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17" calcext:value-type="percentage">
            <text:p>43.17%</text:p>
          </table:table-cell>
          <table:table-cell office:value-type="percentage" office:value="0.4813" calcext:value-type="percentage">
            <text:p>48.1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633" calcext:value-type="percentage">
            <text:p>16.33%</text:p>
          </table:table-cell>
          <table:table-cell office:value-type="percentage" office:value="0.2533" calcext:value-type="percentage">
            <text:p>25.3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457" calcext:value-type="percentage">
            <text:p>44.57%</text:p>
          </table:table-cell>
          <table:table-cell office:value-type="percentage" office:value="0.4768" calcext:value-type="percentage">
            <text:p>47.68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30:.B139])" office:value-type="percentage" office:value="0.20316" calcext:value-type="percentage">
            <text:p>20.32%</text:p>
          </table:table-cell>
          <table:table-cell table:style-name="ce1" table:formula="of:=AVERAGE([.C130:.C139])" office:value-type="percentage" office:value="0.23165" calcext:value-type="percentage">
            <text:p>23.17%</text:p>
          </table:table-cell>
          <table:table-cell table:style-name="ce1" table:number-columns-repeated="2"/>
          <table:table-cell table:style-name="ce1" table:formula="of:=AVERAGE([.F130:.F139])" office:value-type="percentage" office:value="0.45338" calcext:value-type="percentage">
            <text:p>45.34%</text:p>
          </table:table-cell>
          <table:table-cell table:style-name="ce1" table:formula="of:=AVERAGE([.G130:.G139])" office:value-type="percentage" office:value="0.49544" calcext:value-type="percentage">
            <text:p>49.5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89" calcext:value-type="percentage">
            <text:p>64.89%</text:p>
          </table:table-cell>
          <table:table-cell office:value-type="percentage" office:value="0.6578" calcext:value-type="percentage">
            <text:p>65.78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89" calcext:value-type="percentage">
            <text:p>44.89%</text:p>
          </table:table-cell>
          <table:table-cell office:value-type="percentage" office:value="0.5756" calcext:value-type="percentage">
            <text:p>57.56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6511" calcext:value-type="percentage">
            <text:p>65.11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6022" calcext:value-type="percentage">
            <text:p>60.22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778" calcext:value-type="percentage">
            <text:p>57.78%</text:p>
          </table:table-cell>
          <table:table-cell office:value-type="percentage" office:value="0.6444" calcext:value-type="percentage">
            <text:p>64.44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67" calcext:value-type="percentage">
            <text:p>64.67%</text:p>
          </table:table-cell>
          <table:table-cell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7178" calcext:value-type="percentage">
            <text:p>71.78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267" calcext:value-type="percentage">
            <text:p>42.67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867" calcext:value-type="percentage">
            <text:p>58.67%</text:p>
          </table:table-cell>
          <table:table-cell office:value-type="percentage" office:value="0.6644" calcext:value-type="percentage">
            <text:p>66.44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533" calcext:value-type="percentage">
            <text:p>35.33%</text:p>
          </table:table-cell>
          <table:table-cell office:value-type="percentage" office:value="0.4067" calcext:value-type="percentage">
            <text:p>40.67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table:formula="of:=AVERAGE([.B143:.B152])" office:value-type="percentage" office:value="0.52023" calcext:value-type="percentage">
            <text:p>52.02%</text:p>
          </table:table-cell>
          <table:table-cell table:style-name="ce1" table:formula="of:=AVERAGE([.C143:.C152])" office:value-type="percentage" office:value="0.60467" calcext:value-type="percentage">
            <text:p>60.47%</text:p>
          </table:table-cell>
          <table:table-cell table:style-name="ce1" table:number-columns-repeated="2"/>
          <table:table-cell table:style-name="ce1" table:formula="of:=AVERAGE([.F143:.F152])" office:value-type="string" office:string-value="" calcext:value-type="error">
            <text:p>#DIV/0!</text:p>
          </table:table-cell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2387" calcext:value-type="percentage">
            <text:p>23.87%</text:p>
          </table:table-cell>
          <table:table-cell office:value-type="percentage" office:value="0.2661" calcext:value-type="percentage">
            <text:p>26.6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6804" calcext:value-type="percentage">
            <text:p>68.04%</text:p>
          </table:table-cell>
          <table:table-cell office:value-type="percentage" office:value="0.6863" calcext:value-type="percentage">
            <text:p>68.6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923" calcext:value-type="percentage">
            <text:p>29.2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6353" calcext:value-type="percentage">
            <text:p>63.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206" calcext:value-type="percentage">
            <text:p>20.60%</text:p>
          </table:table-cell>
          <table:table-cell office:value-type="percentage" office:value="0.2786" calcext:value-type="percentage">
            <text:p>27.8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6157" calcext:value-type="percentage">
            <text:p>61.5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2232" calcext:value-type="percentage">
            <text:p>22.32%</text:p>
          </table:table-cell>
          <table:table-cell office:value-type="percentage" office:value="0.2821" calcext:value-type="percentage">
            <text:p>28.21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4353" calcext:value-type="percentage">
            <text:p>43.53%</text:p>
          </table:table-cell>
          <table:table-cell office:value-type="percentage" office:value="0.6353" calcext:value-type="percentage">
            <text:p>63.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2411" calcext:value-type="percentage">
            <text:p>24.11%</text:p>
          </table:table-cell>
          <table:table-cell office:value-type="percentage" office:value="0.3202" calcext:value-type="percentage">
            <text:p>32.02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5353" calcext:value-type="percentage">
            <text:p>53.53%</text:p>
          </table:table-cell>
          <table:table-cell office:value-type="percentage" office:value="0.6667" calcext:value-type="percentage">
            <text:p>66.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1762" calcext:value-type="percentage">
            <text:p>17.62%</text:p>
          </table:table-cell>
          <table:table-cell office:value-type="percentage" office:value="0.2411" calcext:value-type="percentage">
            <text:p>24.1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4216" calcext:value-type="percentage">
            <text:p>42.16%</text:p>
          </table:table-cell>
          <table:table-cell office:value-type="percentage" office:value="0.6118" calcext:value-type="percentage">
            <text:p>61.1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2399" calcext:value-type="percentage">
            <text:p>23.99%</text:p>
          </table:table-cell>
          <table:table-cell office:value-type="percentage" office:value="0.2756" calcext:value-type="percentage">
            <text:p>27.56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6157" calcext:value-type="percentage">
            <text:p>61.5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2399" calcext:value-type="percentage">
            <text:p>23.99%</text:p>
          </table:table-cell>
          <table:table-cell office:value-type="percentage" office:value="0.3024" calcext:value-type="percentage">
            <text:p>30.24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5314" calcext:value-type="percentage">
            <text:p>53.14%</text:p>
          </table:table-cell>
          <table:table-cell office:value-type="percentage" office:value="0.6549" calcext:value-type="percentage">
            <text:p>65.4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935" calcext:value-type="percentage">
            <text:p>19.35%</text:p>
          </table:table-cell>
          <table:table-cell office:value-type="percentage" office:value="0.2827" calcext:value-type="percentage">
            <text:p>28.27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4902" calcext:value-type="percentage">
            <text:p>49.02%</text:p>
          </table:table-cell>
          <table:table-cell office:value-type="percentage" office:value="0.6471" calcext:value-type="percentage">
            <text:p>64.7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1696" calcext:value-type="percentage">
            <text:p>16.96%</text:p>
          </table:table-cell>
          <table:table-cell office:value-type="percentage" office:value="0.244" calcext:value-type="percentage">
            <text:p>24.40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4745" calcext:value-type="percentage">
            <text:p>47.45%</text:p>
          </table:table-cell>
          <table:table-cell office:value-type="percentage" office:value="0.6255" calcext:value-type="percentage">
            <text:p>62.55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56:.B165])" office:value-type="percentage" office:value="0.21573" calcext:value-type="percentage">
            <text:p>21.57%</text:p>
          </table:table-cell>
          <table:table-cell table:style-name="ce1" table:formula="of:=AVERAGE([.C156:.C165])" office:value-type="percentage" office:value="0.27851" calcext:value-type="percentage">
            <text:p>27.85%</text:p>
          </table:table-cell>
          <table:table-cell table:style-name="ce1" table:number-columns-repeated="2"/>
          <table:table-cell table:style-name="ce1" table:formula="of:=AVERAGE([.F156:.F165])" office:value-type="percentage" office:value="0.50726" calcext:value-type="percentage">
            <text:p>50.73%</text:p>
          </table:table-cell>
          <table:table-cell table:style-name="ce1" table:formula="of:=AVERAGE([.G156:.G165])" office:value-type="percentage" office:value="0.63943" calcext:value-type="percentage">
            <text:p>63.9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3122" calcext:value-type="percentage">
            <text:p>31.22%</text:p>
          </table:table-cell>
          <table:table-cell office:value-type="percentage" office:value="0.4089" calcext:value-type="percentage">
            <text:p>40.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2793" calcext:value-type="percentage">
            <text:p>27.93%</text:p>
          </table:table-cell>
          <table:table-cell office:value-type="percentage" office:value="0.3387" calcext:value-type="percentage">
            <text:p>33.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3378" calcext:value-type="percentage">
            <text:p>33.78%</text:p>
          </table:table-cell>
          <table:table-cell office:value-type="percentage" office:value="0.4378" calcext:value-type="percentage">
            <text:p>43.78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278" calcext:value-type="percentage">
            <text:p>27.80%</text:p>
          </table:table-cell>
          <table:table-cell office:value-type="percentage" office:value="0.3187" calcext:value-type="percentage">
            <text:p>31.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422" calcext:value-type="percentage">
            <text:p>44.22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853" calcext:value-type="percentage">
            <text:p>28.53%</text:p>
          </table:table-cell>
          <table:table-cell office:value-type="percentage" office:value="0.3373" calcext:value-type="percentage">
            <text:p>33.7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556" calcext:value-type="percentage">
            <text:p>25.56%</text:p>
          </table:table-cell>
          <table:table-cell office:value-type="percentage" office:value="0.3467" calcext:value-type="percentage">
            <text:p>34.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2567" calcext:value-type="percentage">
            <text:p>25.67%</text:p>
          </table:table-cell>
          <table:table-cell office:value-type="percentage" office:value="0.4007" calcext:value-type="percentage">
            <text:p>40.0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778" calcext:value-type="percentage">
            <text:p>27.78%</text:p>
          </table:table-cell>
          <table:table-cell office:value-type="percentage" office:value="0.37" calcext:value-type="percentage">
            <text:p>37.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2587" calcext:value-type="percentage">
            <text:p>25.87%</text:p>
          </table:table-cell>
          <table:table-cell office:value-type="percentage" office:value="0.33" calcext:value-type="percentage">
            <text:p>33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2544" calcext:value-type="percentage">
            <text:p>25.44%</text:p>
          </table:table-cell>
          <table:table-cell office:value-type="percentage" office:value="0.3589" calcext:value-type="percentage">
            <text:p>35.89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2687" calcext:value-type="percentage">
            <text:p>26.87%</text:p>
          </table:table-cell>
          <table:table-cell office:value-type="percentage" office:value="0.3427" calcext:value-type="percentage">
            <text:p>34.2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3056" calcext:value-type="percentage">
            <text:p>30.56%</text:p>
          </table:table-cell>
          <table:table-cell office:value-type="percentage" office:value="0.3722" calcext:value-type="percentage">
            <text:p>37.22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278" calcext:value-type="percentage">
            <text:p>27.80%</text:p>
          </table:table-cell>
          <table:table-cell office:value-type="percentage" office:value="0.322" calcext:value-type="percentage">
            <text:p>32.2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722" calcext:value-type="percentage">
            <text:p>27.22%</text:p>
          </table:table-cell>
          <table:table-cell office:value-type="percentage" office:value="0.4111" calcext:value-type="percentage">
            <text:p>41.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2747" calcext:value-type="percentage">
            <text:p>27.47%</text:p>
          </table:table-cell>
          <table:table-cell office:value-type="percentage" office:value="0.3393" calcext:value-type="percentage">
            <text:p>33.9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3056" calcext:value-type="percentage">
            <text:p>30.56%</text:p>
          </table:table-cell>
          <table:table-cell office:value-type="percentage" office:value="0.38" calcext:value-type="percentage">
            <text:p>38.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2947" calcext:value-type="percentage">
            <text:p>29.47%</text:p>
          </table:table-cell>
          <table:table-cell office:value-type="percentage" office:value="0.358" calcext:value-type="percentage">
            <text:p>35.8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3978" calcext:value-type="percentage">
            <text:p>39.78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2527" calcext:value-type="percentage">
            <text:p>25.27%</text:p>
          </table:table-cell>
          <table:table-cell office:value-type="percentage" office:value="0.3013" calcext:value-type="percentage">
            <text:p>30.1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69:.B178])" office:value-type="percentage" office:value="0.29279" calcext:value-type="percentage">
            <text:p>29.28%</text:p>
          </table:table-cell>
          <table:table-cell table:style-name="ce1" table:formula="of:=AVERAGE([.C169:.C178])" office:value-type="percentage" office:value="0.39256" calcext:value-type="percentage">
            <text:p>39.26%</text:p>
          </table:table-cell>
          <table:table-cell table:style-name="ce1" table:number-columns-repeated="2"/>
          <table:table-cell table:style-name="ce1" table:formula="of:=AVERAGE([.F169:.F178])" office:value-type="percentage" office:value="0.27268" calcext:value-type="percentage">
            <text:p>27.27%</text:p>
          </table:table-cell>
          <table:table-cell table:style-name="ce1" table:formula="of:=AVERAGE([.G169:.G178])" office:value-type="percentage" office:value="0.33887" calcext:value-type="percentage">
            <text:p>33.89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733" calcext:value-type="percentage">
            <text:p>7.33%</text:p>
          </table:table-cell>
          <table:table-cell office:value-type="percentage" office:value="0.0867" calcext:value-type="percentage">
            <text:p>8.67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873" calcext:value-type="percentage">
            <text:p>78.7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733" calcext:value-type="percentage">
            <text:p>7.33%</text:p>
          </table:table-cell>
          <table:table-cell office:value-type="percentage" office:value="0.0973" calcext:value-type="percentage">
            <text:p>9.7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7287" calcext:value-type="percentage">
            <text:p>72.87%</text:p>
          </table:table-cell>
          <table:table-cell office:value-type="percentage" office:value="0.778" calcext:value-type="percentage">
            <text:p>77.8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733" calcext:value-type="percentage">
            <text:p>7.33%</text:p>
          </table:table-cell>
          <table:table-cell office:value-type="percentage" office:value="0.1073" calcext:value-type="percentage">
            <text:p>10.73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147" calcext:value-type="percentage">
            <text:p>81.4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873" calcext:value-type="percentage">
            <text:p>8.73%</text:p>
          </table:table-cell>
          <table:table-cell office:value-type="percentage" office:value="0.086" calcext:value-type="percentage">
            <text:p>8.60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7953" calcext:value-type="percentage">
            <text:p>79.53%</text:p>
          </table:table-cell>
          <table:table-cell office:value-type="percentage" office:value="0.8387" calcext:value-type="percentage">
            <text:p>83.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507" calcext:value-type="percentage">
            <text:p>5.07%</text:p>
          </table:table-cell>
          <table:table-cell office:value-type="percentage" office:value="0.086" calcext:value-type="percentage">
            <text:p>8.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16" calcext:value-type="percentage">
            <text:p>71.60%</text:p>
          </table:table-cell>
          <table:table-cell office:value-type="percentage" office:value="0.7167" calcext:value-type="percentage">
            <text:p>71.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647" calcext:value-type="percentage">
            <text:p>6.47%</text:p>
          </table:table-cell>
          <table:table-cell office:value-type="percentage" office:value="0.09" calcext:value-type="percentage">
            <text:p>9.00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8" calcext:value-type="percentage">
            <text:p>80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66" calcext:value-type="percentage">
            <text:p>6.6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72" calcext:value-type="percentage">
            <text:p>77.2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84" calcext:value-type="percentage">
            <text:p>8.4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7527" calcext:value-type="percentage">
            <text:p>75.27%</text:p>
          </table:table-cell>
          <table:table-cell office:value-type="percentage" office:value="0.7787" calcext:value-type="percentage">
            <text:p>77.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813" calcext:value-type="percentage">
            <text:p>8.1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067" calcext:value-type="percentage">
            <text:p>80.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87" calcext:value-type="percentage">
            <text:p>6.87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7313" calcext:value-type="percentage">
            <text:p>73.13%</text:p>
          </table:table-cell>
          <table:table-cell office:value-type="percentage" office:value="0.7593" calcext:value-type="percentage">
            <text:p>75.9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6433" calcext:value-type="percentage">
            <text:p>6.43%</text:p>
          </table:table-cell>
          <table:table-cell table:style-name="ce1" table:formula="of:=AVERAGE([.C182:.C191])" office:value-type="percentage" office:value="0.08533" calcext:value-type="percentage">
            <text:p>8.53%</text:p>
          </table:table-cell>
          <table:table-cell table:style-name="ce1" table:number-columns-repeated="2"/>
          <table:table-cell table:style-name="ce1" table:formula="of:=AVERAGE([.F182:.F191])" office:value-type="percentage" office:value="0.75001" calcext:value-type="percentage">
            <text:p>75.00%</text:p>
          </table:table-cell>
          <table:table-cell table:style-name="ce1" table:formula="of:=AVERAGE([.G182:.G191])" office:value-type="percentage" office:value="0.78521" calcext:value-type="percentage">
            <text:p>78.52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467" calcext:value-type="percentage">
            <text:p>4.67%</text:p>
          </table:table-cell>
          <table:table-cell office:value-type="percentage" office:value="0.1633" calcext:value-type="percentage">
            <text:p>16.33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324" calcext:value-type="percentage">
            <text:p>33.24%</text:p>
          </table:table-cell>
          <table:table-cell office:value-type="percentage" office:value="0.3889" calcext:value-type="percentage">
            <text:p>38.8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253" calcext:value-type="percentage">
            <text:p>22.5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583" calcext:value-type="percentage">
            <text:p>35.83%</text:p>
          </table:table-cell>
          <table:table-cell office:value-type="percentage" office:value="0.3889" calcext:value-type="percentage">
            <text:p>38.8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133" calcext:value-type="percentage">
            <text:p>21.33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5204" calcext:value-type="percentage">
            <text:p>52.04%</text:p>
          </table:table-cell>
          <table:table-cell office:value-type="percentage" office:value="0.5176" calcext:value-type="percentage">
            <text:p>51.7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767" calcext:value-type="percentage">
            <text:p>7.67%</text:p>
          </table:table-cell>
          <table:table-cell office:value-type="percentage" office:value="0.19" calcext:value-type="percentage">
            <text:p>19.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065" calcext:value-type="percentage">
            <text:p>30.65%</text:p>
          </table:table-cell>
          <table:table-cell office:value-type="percentage" office:value="0.3444" calcext:value-type="percentage">
            <text:p>34.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433" calcext:value-type="percentage">
            <text:p>4.33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546" calcext:value-type="percentage">
            <text:p>45.46%</text:p>
          </table:table-cell>
          <table:table-cell office:value-type="percentage" office:value="0.4806" calcext:value-type="percentage">
            <text:p>48.0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967" calcext:value-type="percentage">
            <text:p>29.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25" calcext:value-type="percentage">
            <text:p>32.50%</text:p>
          </table:table-cell>
          <table:table-cell office:value-type="percentage" office:value="0.3667" calcext:value-type="percentage">
            <text:p>36.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67" calcext:value-type="percentage">
            <text:p>10.67%</text:p>
          </table:table-cell>
          <table:table-cell office:value-type="percentage" office:value="0.1967" calcext:value-type="percentage">
            <text:p>19.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296" calcext:value-type="percentage">
            <text:p>32.96%</text:p>
          </table:table-cell>
          <table:table-cell office:value-type="percentage" office:value="0.3889" calcext:value-type="percentage">
            <text:p>38.8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67" calcext:value-type="percentage">
            <text:p>6.67%</text:p>
          </table:table-cell>
          <table:table-cell office:value-type="percentage" office:value="0.1533" calcext:value-type="percentage">
            <text:p>15.33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24" calcext:value-type="percentage">
            <text:p>33.24%</text:p>
          </table:table-cell>
          <table:table-cell office:value-type="percentage" office:value="0.3667" calcext:value-type="percentage">
            <text:p>36.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233" calcext:value-type="percentage">
            <text:p>12.33%</text:p>
          </table:table-cell>
          <table:table-cell office:value-type="percentage" office:value="0.1767" calcext:value-type="percentage">
            <text:p>17.67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778" calcext:value-type="percentage">
            <text:p>27.78%</text:p>
          </table:table-cell>
          <table:table-cell office:value-type="percentage" office:value="0.3519" calcext:value-type="percentage">
            <text:p>35.1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033" calcext:value-type="percentage">
            <text:p>0.33%</text:p>
          </table:table-cell>
          <table:table-cell office:value-type="percentage" office:value="0.06" calcext:value-type="percentage">
            <text:p>6.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.54%</text:p>
          </table:table-cell>
          <table:table-cell office:value-type="percentage" office:value="0.4333" calcext:value-type="percentage">
            <text:p>43.3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95:.B204])" office:value-type="percentage" office:value="0.11467" calcext:value-type="percentage">
            <text:p>11.47%</text:p>
          </table:table-cell>
          <table:table-cell table:style-name="ce1" table:formula="of:=AVERAGE([.C195:.C204])" office:value-type="percentage" office:value="0.17186" calcext:value-type="percentage">
            <text:p>17.19%</text:p>
          </table:table-cell>
          <table:table-cell table:style-name="ce1" table:number-columns-repeated="2"/>
          <table:table-cell table:style-name="ce1" table:formula="of:=AVERAGE([.F195:.F204])" office:value-type="percentage" office:value="0.36324" calcext:value-type="percentage">
            <text:p>36.32%</text:p>
          </table:table-cell>
          <table:table-cell table:style-name="ce1" table:formula="of:=AVERAGE([.G195:.G204])" office:value-type="percentage" office:value="0.40279" calcext:value-type="percentage">
            <text:p>40.28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516.7" calcext:value-type="float">
            <text:p>1516.7</text:p>
          </table:table-cell>
          <table:table-cell table:style-name="ce3" office:value-type="float" office:value="1456.68" calcext:value-type="float">
            <text:p>1456.6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336" calcext:value-type="float">
            <text:p>0.336</text:p>
          </table:table-cell>
          <table:table-cell table:style-name="ce3" office:value-type="float" office:value="0.438" calcext:value-type="float">
            <text:p>0.4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781.3" calcext:value-type="float">
            <text:p>1781.3</text:p>
          </table:table-cell>
          <table:table-cell table:style-name="ce3" office:value-type="float" office:value="1753.25" calcext:value-type="float">
            <text:p>1753.25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309" calcext:value-type="float">
            <text:p>0.309</text:p>
          </table:table-cell>
          <table:table-cell table:style-name="ce3" office:value-type="float" office:value="0.411" calcext:value-type="float">
            <text:p>0.41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197.7" calcext:value-type="float">
            <text:p>2197.7</text:p>
          </table:table-cell>
          <table:table-cell table:style-name="ce3" office:value-type="float" office:value="2229.178" calcext:value-type="float">
            <text:p>2229.178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414" calcext:value-type="float">
            <text:p>0.41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898.4" calcext:value-type="float">
            <text:p>1898.4</text:p>
          </table:table-cell>
          <table:table-cell table:style-name="ce3" office:value-type="float" office:value="1821.876" calcext:value-type="float">
            <text:p>1821.87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384" calcext:value-type="float">
            <text:p>0.38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1945.9" calcext:value-type="float">
            <text:p>1945.9</text:p>
          </table:table-cell>
          <table:table-cell table:style-name="ce3" office:value-type="float" office:value="1916.935" calcext:value-type="float">
            <text:p>1916.935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407" calcext:value-type="float">
            <text:p>0.40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002.7" calcext:value-type="float">
            <text:p>2002.7</text:p>
          </table:table-cell>
          <table:table-cell table:style-name="ce3" office:value-type="float" office:value="1975.726" calcext:value-type="float">
            <text:p>1975.72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394" calcext:value-type="float">
            <text:p>0.39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606.5" calcext:value-type="float">
            <text:p>1606.5</text:p>
          </table:table-cell>
          <table:table-cell table:style-name="ce3" office:value-type="float" office:value="1586.626" calcext:value-type="float">
            <text:p>1586.626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2796" calcext:value-type="float">
            <text:p>0.2796</text:p>
          </table:table-cell>
          <table:table-cell table:style-name="ce3" office:value-type="float" office:value="0.405" calcext:value-type="float">
            <text:p>0.40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082.5" calcext:value-type="float">
            <text:p>2082.5</text:p>
          </table:table-cell>
          <table:table-cell table:style-name="ce3" office:value-type="float" office:value="2034.679" calcext:value-type="float">
            <text:p>2034.679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461" calcext:value-type="float">
            <text:p>0.46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811.5" calcext:value-type="float">
            <text:p>1811.5</text:p>
          </table:table-cell>
          <table:table-cell table:style-name="ce3" office:value-type="float" office:value="1837.387" calcext:value-type="float">
            <text:p>1837.38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328" calcext:value-type="float">
            <text:p>0.328</text:p>
          </table:table-cell>
          <table:table-cell table:style-name="ce3" office:value-type="float" office:value="0.529" calcext:value-type="float">
            <text:p>0.52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140.8" calcext:value-type="float">
            <text:p>2140.8</text:p>
          </table:table-cell>
          <table:table-cell table:style-name="ce3" office:value-type="float" office:value="1886.482" calcext:value-type="float">
            <text:p>1886.482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266" calcext:value-type="float">
            <text:p>0.266</text:p>
          </table:table-cell>
          <table:table-cell table:style-name="ce3" office:value-type="float" office:value="0.438" calcext:value-type="float">
            <text:p>0.4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08:.B217])" office:value-type="float" office:value="1898.4" calcext:value-type="float">
            <text:p>1898.4</text:p>
          </table:table-cell>
          <table:table-cell table:style-name="ce4" table:formula="of:=AVERAGE([.C208:.C217])" office:value-type="float" office:value="1849.8819" calcext:value-type="float">
            <text:p>1849.8819</text:p>
          </table:table-cell>
          <table:table-cell table:style-name="Default"/>
          <table:table-cell table:style-name="ce1"/>
          <table:table-cell table:style-name="ce4" table:formula="of:=AVERAGE([.F208:.F217])" office:value-type="float" office:value="0.28286" calcext:value-type="float">
            <text:p>0.28286</text:p>
          </table:table-cell>
          <table:table-cell table:style-name="ce4" table:formula="of:=AVERAGE([.G208:.G217])" office:value-type="float" office:value="0.4281" calcext:value-type="float">
            <text:p>0.428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878.2" calcext:value-type="float">
            <text:p>2878.2</text:p>
          </table:table-cell>
          <table:table-cell table:style-name="ce3" office:value-type="float" office:value="2673.77" calcext:value-type="float">
            <text:p>2673.77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768" calcext:value-type="float">
            <text:p>0.76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2327.3" calcext:value-type="float">
            <text:p>2327.3</text:p>
          </table:table-cell>
          <table:table-cell table:style-name="ce3" office:value-type="float" office:value="2104.63" calcext:value-type="float">
            <text:p>2104.6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73" calcext:value-type="float">
            <text:p>0.173</text:p>
          </table:table-cell>
          <table:table-cell table:style-name="ce3" office:value-type="float" office:value="0.739" calcext:value-type="float">
            <text:p>0.73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3214.8" calcext:value-type="float">
            <text:p>3214.8</text:p>
          </table:table-cell>
          <table:table-cell table:style-name="ce3" office:value-type="float" office:value="2838.4" calcext:value-type="float">
            <text:p>2838.4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0.631" calcext:value-type="float">
            <text:p>0.6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718.8" calcext:value-type="float">
            <text:p>3718.8</text:p>
          </table:table-cell>
          <table:table-cell table:style-name="ce3" office:value-type="float" office:value="3248.2" calcext:value-type="float">
            <text:p>3248.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122.48" calcext:value-type="float">
            <text:p>122.48</text:p>
          </table:table-cell>
          <table:table-cell table:style-name="ce3" office:value-type="float" office:value="0.809" calcext:value-type="float">
            <text:p>0.80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47.6" calcext:value-type="float">
            <text:p>2347.6</text:p>
          </table:table-cell>
          <table:table-cell table:style-name="ce3" office:value-type="float" office:value="3159.89" calcext:value-type="float">
            <text:p>3159.89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1.101" calcext:value-type="float">
            <text:p>1.10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412.6" calcext:value-type="float">
            <text:p>2412.6</text:p>
          </table:table-cell>
          <table:table-cell table:style-name="ce3" office:value-type="float" office:value="2191.07" calcext:value-type="float">
            <text:p>2191.07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713" calcext:value-type="float">
            <text:p>0.713</text:p>
          </table:table-cell>
          <table:table-cell table:style-name="ce3" office:value-type="float" office:value="0.742" calcext:value-type="float">
            <text:p>0.74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514.7" calcext:value-type="float">
            <text:p>2514.7</text:p>
          </table:table-cell>
          <table:table-cell table:style-name="ce3" office:value-type="float" office:value="3134.7" calcext:value-type="float">
            <text:p>3134.7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0.594" calcext:value-type="float">
            <text:p>0.59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998" calcext:value-type="float">
            <text:p>3998</text:p>
          </table:table-cell>
          <table:table-cell table:style-name="ce3" office:value-type="float" office:value="3871.2" calcext:value-type="float">
            <text:p>3871.2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18.913" calcext:value-type="float">
            <text:p>18.913</text:p>
          </table:table-cell>
          <table:table-cell table:style-name="ce3" office:value-type="float" office:value="1.302" calcext:value-type="float">
            <text:p>1.30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523.4" calcext:value-type="float">
            <text:p>3523.4</text:p>
          </table:table-cell>
          <table:table-cell table:style-name="ce3" office:value-type="float" office:value="2644.1" calcext:value-type="float">
            <text:p>2644.1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1" calcext:value-type="float">
            <text:p>0.551</text:p>
          </table:table-cell>
          <table:table-cell table:style-name="ce3" office:value-type="float" office:value="0.924" calcext:value-type="float">
            <text:p>0.92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442.3" calcext:value-type="float">
            <text:p>3442.3</text:p>
          </table:table-cell>
          <table:table-cell table:style-name="ce3" office:value-type="float" office:value="3050.87" calcext:value-type="float">
            <text:p>3050.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689" calcext:value-type="float">
            <text:p>0.68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21:.B230])" office:value-type="float" office:value="3037.77" calcext:value-type="float">
            <text:p>3037.77</text:p>
          </table:table-cell>
          <table:table-cell table:style-name="ce4" table:formula="of:=AVERAGE([.C221:.C230])" office:value-type="float" office:value="2891.683" calcext:value-type="float">
            <text:p>2891.683</text:p>
          </table:table-cell>
          <table:table-cell table:style-name="Default"/>
          <table:table-cell table:style-name="ce1"/>
          <table:table-cell table:style-name="ce4" table:formula="of:=AVERAGE([.F221:.F230])" office:value-type="float" office:value="14.387" calcext:value-type="float">
            <text:p>14.387</text:p>
          </table:table-cell>
          <table:table-cell table:style-name="ce4" table:formula="of:=AVERAGE([.G221:.G230])" office:value-type="float" office:value="0.8299" calcext:value-type="float">
            <text:p>0.829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704" calcext:value-type="float">
            <text:p>0.704</text:p>
          </table:table-cell>
          <table:table-cell table:style-name="ce3" office:value-type="float" office:value="7.87" calcext:value-type="float">
            <text:p>7.87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6.997" calcext:value-type="float">
            <text:p>6.99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3.088" calcext:value-type="float">
            <text:p>3.088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357" calcext:value-type="float">
            <text:p>1.357</text:p>
          </table:table-cell>
          <table:table-cell table:style-name="ce3" office:value-type="float" office:value="6.441" calcext:value-type="float">
            <text:p>6.44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172" calcext:value-type="float">
            <text:p>1.172</text:p>
          </table:table-cell>
          <table:table-cell table:style-name="ce3" office:value-type="float" office:value="1.966" calcext:value-type="float">
            <text:p>1.96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19" calcext:value-type="float">
            <text:p>0.719</text:p>
          </table:table-cell>
          <table:table-cell table:style-name="ce3" office:value-type="float" office:value="5.741" calcext:value-type="float">
            <text:p>5.74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161.87" calcext:value-type="float">
            <text:p>161.87</text:p>
          </table:table-cell>
          <table:table-cell table:style-name="ce3" office:value-type="float" office:value="5.476" calcext:value-type="float">
            <text:p>5.476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6.783" calcext:value-type="float">
            <text:p>6.78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2.833" calcext:value-type="float">
            <text:p>2.833</text:p>
          </table:table-cell>
          <table:table-cell table:style-name="ce3" office:value-type="float" office:value="3.501" calcext:value-type="float">
            <text:p>3.501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5.533" calcext:value-type="float">
            <text:p>5.53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395" calcext:value-type="float">
            <text:p>0.395</text:p>
          </table:table-cell>
          <table:table-cell table:style-name="ce3" office:value-type="float" office:value="2.715" calcext:value-type="float">
            <text:p>2.715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919" calcext:value-type="float">
            <text:p>1.919</text:p>
          </table:table-cell>
          <table:table-cell table:style-name="ce3" office:value-type="float" office:value="6.839" calcext:value-type="float">
            <text:p>6.83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1.947" calcext:value-type="float">
            <text:p>1.947</text:p>
          </table:table-cell>
          <table:table-cell table:style-name="ce3" office:value-type="float" office:value="4.577" calcext:value-type="float">
            <text:p>4.57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88" calcext:value-type="float">
            <text:p>1.288</text:p>
          </table:table-cell>
          <table:table-cell table:style-name="ce3" office:value-type="float" office:value="6.04" calcext:value-type="float">
            <text:p>6.0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1.786" calcext:value-type="float">
            <text:p>1.786</text:p>
          </table:table-cell>
          <table:table-cell table:style-name="ce3" office:value-type="float" office:value="2.547" calcext:value-type="float">
            <text:p>2.54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526" calcext:value-type="float">
            <text:p>0.526</text:p>
          </table:table-cell>
          <table:table-cell table:style-name="ce3" office:value-type="float" office:value="8.413" calcext:value-type="float">
            <text:p>8.41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2.783" calcext:value-type="float">
            <text:p>2.783</text:p>
          </table:table-cell>
          <table:table-cell table:style-name="ce3" office:value-type="float" office:value="4.899" calcext:value-type="float">
            <text:p>4.899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5.18" calcext:value-type="float">
            <text:p>5.1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1.584" calcext:value-type="float">
            <text:p>1.584</text:p>
          </table:table-cell>
          <table:table-cell table:style-name="ce3" office:value-type="float" office:value="4.936" calcext:value-type="float">
            <text:p>4.93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788" calcext:value-type="float">
            <text:p>0.788</text:p>
          </table:table-cell>
          <table:table-cell table:style-name="ce3" office:value-type="float" office:value="6.022" calcext:value-type="float">
            <text:p>6.02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34:.B243])" office:value-type="float" office:value="17.5346" calcext:value-type="float">
            <text:p>17.5346</text:p>
          </table:table-cell>
          <table:table-cell table:style-name="ce4" table:formula="of:=AVERAGE([.C234:.C243])" office:value-type="float" office:value="4.1575" calcext:value-type="float">
            <text:p>4.1575</text:p>
          </table:table-cell>
          <table:table-cell table:style-name="Default"/>
          <table:table-cell table:style-name="ce1"/>
          <table:table-cell table:style-name="ce4" table:formula="of:=AVERAGE([.F234:.F243])" office:value-type="float" office:value="0.8869" calcext:value-type="float">
            <text:p>0.8869</text:p>
          </table:table-cell>
          <table:table-cell table:style-name="ce4" table:formula="of:=AVERAGE([.G234:.G243])" office:value-type="float" office:value="6.3989" calcext:value-type="float">
            <text:p>6.398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32" calcext:value-type="float">
            <text:p>0.33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48" calcext:value-type="float">
            <text:p>1.48</text:p>
          </table:table-cell>
          <table:table-cell table:style-name="ce3" office:value-type="float" office:value="3.29" calcext:value-type="float">
            <text:p>3.2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279" calcext:value-type="float">
            <text:p>0.279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8.67" calcext:value-type="float">
            <text:p>18.67</text:p>
          </table:table-cell>
          <table:table-cell table:style-name="ce3" office:value-type="float" office:value="182.42" calcext:value-type="float">
            <text:p>182.4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346" calcext:value-type="float">
            <text:p>0.346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635" calcext:value-type="float">
            <text:p>3.635</text:p>
          </table:table-cell>
          <table:table-cell table:style-name="ce3" office:value-type="float" office:value="5.495" calcext:value-type="float">
            <text:p>5.49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0.326" calcext:value-type="float">
            <text:p>0.326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95" calcext:value-type="float">
            <text:p>2.95</text:p>
          </table:table-cell>
          <table:table-cell table:style-name="ce3" office:value-type="float" office:value="3.167" calcext:value-type="float">
            <text:p>3.16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56" calcext:value-type="float">
            <text:p>0.356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838" calcext:value-type="float">
            <text:p>1.838</text:p>
          </table:table-cell>
          <table:table-cell table:style-name="ce3" office:value-type="float" office:value="2.16" calcext:value-type="float">
            <text:p>2.1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13" calcext:value-type="float">
            <text:p>0.0613</text:p>
          </table:table-cell>
          <table:table-cell table:style-name="ce3" office:value-type="float" office:value="0.293" calcext:value-type="float">
            <text:p>0.29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508" calcext:value-type="float">
            <text:p>1.508</text:p>
          </table:table-cell>
          <table:table-cell table:style-name="ce3" office:value-type="float" office:value="2.123" calcext:value-type="float">
            <text:p>2.12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572" calcext:value-type="float">
            <text:p>0.572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3.195" calcext:value-type="float">
            <text:p>3.19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0.298" calcext:value-type="float">
            <text:p>0.298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877" calcext:value-type="float">
            <text:p>4.877</text:p>
          </table:table-cell>
          <table:table-cell table:style-name="ce3" office:value-type="float" office:value="7.115" calcext:value-type="float">
            <text:p>7.11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321" calcext:value-type="float">
            <text:p>0.321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5.642" calcext:value-type="float">
            <text:p>5.642</text:p>
          </table:table-cell>
          <table:table-cell table:style-name="ce3" office:value-type="float" office:value="2.878" calcext:value-type="float">
            <text:p>2.87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256" calcext:value-type="float">
            <text:p>0.256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29" calcext:value-type="float">
            <text:p>2.229</text:p>
          </table:table-cell>
          <table:table-cell table:style-name="ce3" office:value-type="float" office:value="2.679" calcext:value-type="float">
            <text:p>2.67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47:.B256])" office:value-type="float" office:value="0.08143" calcext:value-type="float">
            <text:p>0.08143</text:p>
          </table:table-cell>
          <table:table-cell table:style-name="ce4" table:formula="of:=AVERAGE([.C247:.C256])" office:value-type="float" office:value="0.3379" calcext:value-type="float">
            <text:p>0.3379</text:p>
          </table:table-cell>
          <table:table-cell table:style-name="Default"/>
          <table:table-cell table:style-name="ce1"/>
          <table:table-cell table:style-name="ce4" table:formula="of:=AVERAGE([.F247:.F256])" office:value-type="float" office:value="4.4499" calcext:value-type="float">
            <text:p>4.4499</text:p>
          </table:table-cell>
          <table:table-cell table:style-name="ce4" table:formula="of:=AVERAGE([.G247:.G256])" office:value-type="float" office:value="21.4522" calcext:value-type="float">
            <text:p>21.452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3789.7" calcext:value-type="float">
            <text:p>3789.7</text:p>
          </table:table-cell>
          <table:table-cell table:style-name="ce3" office:value-type="float" office:value="3630.43" calcext:value-type="float">
            <text:p>3630.43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8.838" calcext:value-type="float">
            <text:p>8.8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994.7" calcext:value-type="float">
            <text:p>2994.7</text:p>
          </table:table-cell>
          <table:table-cell table:style-name="ce3" office:value-type="float" office:value="2931.12" calcext:value-type="float">
            <text:p>2931.1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10.983" calcext:value-type="float">
            <text:p>10.983</text:p>
          </table:table-cell>
          <table:table-cell table:style-name="ce3" office:value-type="float" office:value="9.335" calcext:value-type="float">
            <text:p>9.3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3152.7" calcext:value-type="float">
            <text:p>3152.7</text:p>
          </table:table-cell>
          <table:table-cell table:style-name="ce3" office:value-type="float" office:value="3080.57" calcext:value-type="float">
            <text:p>3080.57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986" calcext:value-type="float">
            <text:p>0.986</text:p>
          </table:table-cell>
          <table:table-cell table:style-name="ce3" office:value-type="float" office:value="7.402" calcext:value-type="float">
            <text:p>7.40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546.5" calcext:value-type="float">
            <text:p>3546.5</text:p>
          </table:table-cell>
          <table:table-cell table:style-name="ce3" office:value-type="float" office:value="3243.2" calcext:value-type="float">
            <text:p>3243.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9.285" calcext:value-type="float">
            <text:p>9.28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4861.1" calcext:value-type="float">
            <text:p>4861.1</text:p>
          </table:table-cell>
          <table:table-cell table:style-name="ce3" office:value-type="float" office:value="4730.78" calcext:value-type="float">
            <text:p>4730.78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6.184" calcext:value-type="float">
            <text:p>6.18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4647.9" calcext:value-type="float">
            <text:p>4647.9</text:p>
          </table:table-cell>
          <table:table-cell table:style-name="ce3" office:value-type="float" office:value="4130.51" calcext:value-type="float">
            <text:p>4130.51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509" calcext:value-type="float">
            <text:p>0.509</text:p>
          </table:table-cell>
          <table:table-cell table:style-name="ce3" office:value-type="float" office:value="8.351" calcext:value-type="float">
            <text:p>8.35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3838.3" calcext:value-type="float">
            <text:p>3838.3</text:p>
          </table:table-cell>
          <table:table-cell table:style-name="ce3" office:value-type="float" office:value="3533.18" calcext:value-type="float">
            <text:p>3533.18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456" calcext:value-type="float">
            <text:p>0.456</text:p>
          </table:table-cell>
          <table:table-cell table:style-name="ce3" office:value-type="float" office:value="6.295" calcext:value-type="float">
            <text:p>6.29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878.7" calcext:value-type="float">
            <text:p>2878.7</text:p>
          </table:table-cell>
          <table:table-cell table:style-name="ce3" office:value-type="float" office:value="2806.1" calcext:value-type="float">
            <text:p>2806.1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.471" calcext:value-type="float">
            <text:p>6.47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877.3" calcext:value-type="float">
            <text:p>3877.3</text:p>
          </table:table-cell>
          <table:table-cell table:style-name="ce3" office:value-type="float" office:value="3592.68" calcext:value-type="float">
            <text:p>3592.68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764" calcext:value-type="float">
            <text:p>0.764</text:p>
          </table:table-cell>
          <table:table-cell table:style-name="ce3" office:value-type="float" office:value="8.138" calcext:value-type="float">
            <text:p>8.1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3603.4" calcext:value-type="float">
            <text:p>3603.4</text:p>
          </table:table-cell>
          <table:table-cell table:style-name="ce3" office:value-type="float" office:value="3441.16" calcext:value-type="float">
            <text:p>3441.16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16.643" calcext:value-type="float">
            <text:p>16.643</text:p>
          </table:table-cell>
          <table:table-cell table:style-name="ce3" office:value-type="float" office:value="9.136" calcext:value-type="float">
            <text:p>9.13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60:.B269])" office:value-type="float" office:value="3719.03" calcext:value-type="float">
            <text:p>3719.03</text:p>
          </table:table-cell>
          <table:table-cell table:style-name="ce4" table:formula="of:=AVERAGE([.C260:.C269])" office:value-type="float" office:value="3511.973" calcext:value-type="float">
            <text:p>3511.973</text:p>
          </table:table-cell>
          <table:table-cell table:style-name="Default"/>
          <table:table-cell table:style-name="ce1"/>
          <table:table-cell table:style-name="ce4" table:formula="of:=AVERAGE([.F260:.F269])" office:value-type="float" office:value="3.3775" calcext:value-type="float">
            <text:p>3.3775</text:p>
          </table:table-cell>
          <table:table-cell table:style-name="ce4" table:formula="of:=AVERAGE([.G260:.G269])" office:value-type="float" office:value="7.9435" calcext:value-type="float">
            <text:p>7.94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7" calcext:value-type="float">
            <text:p>0.367</text:p>
          </table:table-cell>
          <table:table-cell table:style-name="ce3" office:value-type="float" office:value="0.619" calcext:value-type="float">
            <text:p>0.619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0.02" calcext:value-type="float">
            <text:p>10.02</text:p>
          </table:table-cell>
          <table:table-cell table:style-name="ce3" office:value-type="float" office:value="39.712" calcext:value-type="float">
            <text:p>39.71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812" calcext:value-type="float">
            <text:p>0.812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8.22" calcext:value-type="float">
            <text:p>8.22</text:p>
          </table:table-cell>
          <table:table-cell table:style-name="ce3" office:value-type="float" office:value="51.853" calcext:value-type="float">
            <text:p>51.85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687" calcext:value-type="float">
            <text:p>0.68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0.057" calcext:value-type="float">
            <text:p>10.057</text:p>
          </table:table-cell>
          <table:table-cell table:style-name="ce3" office:value-type="float" office:value="36.101" calcext:value-type="float">
            <text:p>36.10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316" calcext:value-type="float">
            <text:p>0.31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9.582" calcext:value-type="float">
            <text:p>9.582</text:p>
          </table:table-cell>
          <table:table-cell table:style-name="ce3" office:value-type="float" office:value="49.96" calcext:value-type="float">
            <text:p>49.9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645" calcext:value-type="float">
            <text:p>0.645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694" calcext:value-type="float">
            <text:p>7.694</text:p>
          </table:table-cell>
          <table:table-cell table:style-name="ce3" office:value-type="float" office:value="44.04" calcext:value-type="float">
            <text:p>44.0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379" calcext:value-type="float">
            <text:p>0.379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326" calcext:value-type="float">
            <text:p>8.326</text:p>
          </table:table-cell>
          <table:table-cell table:style-name="ce3" office:value-type="float" office:value="32.37" calcext:value-type="float">
            <text:p>32.3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434" calcext:value-type="float">
            <text:p>0.434</text:p>
          </table:table-cell>
          <table:table-cell table:style-name="ce3" office:value-type="float" office:value="0.736" calcext:value-type="float">
            <text:p>0.73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0.629" calcext:value-type="float">
            <text:p>10.629</text:p>
          </table:table-cell>
          <table:table-cell table:style-name="ce3" office:value-type="float" office:value="49.802" calcext:value-type="float">
            <text:p>49.80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326" calcext:value-type="float">
            <text:p>0.326</text:p>
          </table:table-cell>
          <table:table-cell table:style-name="ce3" office:value-type="float" office:value="0.603" calcext:value-type="float">
            <text:p>0.60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9.36" calcext:value-type="float">
            <text:p>9.36</text:p>
          </table:table-cell>
          <table:table-cell table:style-name="ce3" office:value-type="float" office:value="58.87" calcext:value-type="float">
            <text:p>58.8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473" calcext:value-type="float">
            <text:p>0.473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7.373" calcext:value-type="float">
            <text:p>7.373</text:p>
          </table:table-cell>
          <table:table-cell table:style-name="ce3" office:value-type="float" office:value="41.067" calcext:value-type="float">
            <text:p>41.06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243" calcext:value-type="float">
            <text:p>0.243</text:p>
          </table:table-cell>
          <table:table-cell table:style-name="ce3" office:value-type="float" office:value="0.61" calcext:value-type="float">
            <text:p>0.61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7.971" calcext:value-type="float">
            <text:p>7.971</text:p>
          </table:table-cell>
          <table:table-cell table:style-name="ce3" office:value-type="float" office:value="35.01" calcext:value-type="float">
            <text:p>35.0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73:.B282])" office:value-type="float" office:value="0.3259" calcext:value-type="float">
            <text:p>0.3259</text:p>
          </table:table-cell>
          <table:table-cell table:style-name="ce4" table:formula="of:=AVERAGE([.C273:.C282])" office:value-type="float" office:value="0.588" calcext:value-type="float">
            <text:p>0.588</text:p>
          </table:table-cell>
          <table:table-cell table:style-name="Default"/>
          <table:table-cell table:style-name="ce1"/>
          <table:table-cell table:style-name="ce4" table:formula="of:=AVERAGE([.F273:.F282])" office:value-type="float" office:value="8.9232" calcext:value-type="float">
            <text:p>8.9232</text:p>
          </table:table-cell>
          <table:table-cell table:style-name="ce4" table:formula="of:=AVERAGE([.G273:.G282])" office:value-type="float" office:value="43.8785" calcext:value-type="float">
            <text:p>43.878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0869" calcext:value-type="float">
            <text:p>1.0869</text:p>
          </table:table-cell>
          <table:table-cell table:style-name="ce3" office:value-type="float" office:value="8.032" calcext:value-type="float">
            <text:p>8.032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426" calcext:value-type="float">
            <text:p>0.0426</text:p>
          </table:table-cell>
          <table:table-cell table:style-name="ce3" office:value-type="float" office:value="0.286" calcext:value-type="float">
            <text:p>0.28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1.793" calcext:value-type="float">
            <text:p>1.79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407" calcext:value-type="float">
            <text:p>0.40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168" calcext:value-type="float">
            <text:p>0.168</text:p>
          </table:table-cell>
          <table:table-cell table:style-name="ce3" office:value-type="float" office:value="1.748" calcext:value-type="float">
            <text:p>1.748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371" calcext:value-type="float">
            <text:p>0.37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651" calcext:value-type="float">
            <text:p>0.651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531" calcext:value-type="float">
            <text:p>0.0531</text:p>
          </table:table-cell>
          <table:table-cell table:style-name="ce3" office:value-type="float" office:value="0.31" calcext:value-type="float">
            <text:p>0.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516" calcext:value-type="float">
            <text:p>0.516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454" calcext:value-type="float">
            <text:p>0.0454</text:p>
          </table:table-cell>
          <table:table-cell table:style-name="ce3" office:value-type="float" office:value="0.422" calcext:value-type="float">
            <text:p>0.42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2.427" calcext:value-type="float">
            <text:p>2.427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453" calcext:value-type="float">
            <text:p>0.0453</text:p>
          </table:table-cell>
          <table:table-cell table:style-name="ce3" office:value-type="float" office:value="0.3299" calcext:value-type="float">
            <text:p>0.329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.247" calcext:value-type="float">
            <text:p>4.247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438" calcext:value-type="float">
            <text:p>0.0438</text:p>
          </table:table-cell>
          <table:table-cell table:style-name="ce3" office:value-type="float" office:value="0.345" calcext:value-type="float">
            <text:p>0.34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1.622" calcext:value-type="float">
            <text:p>1.622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508" calcext:value-type="float">
            <text:p>0.0508</text:p>
          </table:table-cell>
          <table:table-cell table:style-name="ce3" office:value-type="float" office:value="0.34" calcext:value-type="float">
            <text:p>0.3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1.816" calcext:value-type="float">
            <text:p>1.816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408" calcext:value-type="float">
            <text:p>0.0408</text:p>
          </table:table-cell>
          <table:table-cell table:style-name="ce3" office:value-type="float" office:value="0.435" calcext:value-type="float">
            <text:p>0.4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2.261" calcext:value-type="float">
            <text:p>2.26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388" calcext:value-type="float">
            <text:p>0.38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86:.B295])" office:value-type="float" office:value="0.27309" calcext:value-type="float">
            <text:p>0.27309</text:p>
          </table:table-cell>
          <table:table-cell table:style-name="ce4" table:formula="of:=AVERAGE([.C286:.C295])" office:value-type="float" office:value="2.5113" calcext:value-type="float">
            <text:p>2.5113</text:p>
          </table:table-cell>
          <table:table-cell table:style-name="Default"/>
          <table:table-cell table:style-name="ce1"/>
          <table:table-cell table:style-name="ce4" table:formula="of:=AVERAGE([.F286:.F295])" office:value-type="float" office:value="0.04362" calcext:value-type="float">
            <text:p>0.04362</text:p>
          </table:table-cell>
          <table:table-cell table:style-name="ce4" table:formula="of:=AVERAGE([.G286:.G295])" office:value-type="float" office:value="0.36339" calcext:value-type="float">
            <text:p>0.3633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2.847" calcext:value-type="float">
            <text:p>22.847</text:p>
          </table:table-cell>
          <table:table-cell table:style-name="ce3" office:value-type="float" office:value="31.819" calcext:value-type="float">
            <text:p>31.81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8.28" calcext:value-type="float">
            <text:p>908.28</text:p>
          </table:table-cell>
          <table:table-cell table:style-name="ce3" office:value-type="float" office:value="902.231" calcext:value-type="float">
            <text:p>902.2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2.81" calcext:value-type="float">
            <text:p>22.81</text:p>
          </table:table-cell>
          <table:table-cell table:style-name="ce3" office:value-type="float" office:value="26.65" calcext:value-type="float">
            <text:p>26.65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175.9" calcext:value-type="float">
            <text:p>1175.9</text:p>
          </table:table-cell>
          <table:table-cell table:style-name="ce3" office:value-type="float" office:value="1284.935" calcext:value-type="float">
            <text:p>1284.9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9.493" calcext:value-type="float">
            <text:p>19.493</text:p>
          </table:table-cell>
          <table:table-cell table:style-name="ce3" office:value-type="float" office:value="24.58" calcext:value-type="float">
            <text:p>24.58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41.93" calcext:value-type="float">
            <text:p>841.93</text:p>
          </table:table-cell>
          <table:table-cell table:style-name="ce3" office:value-type="float" office:value="853.231" calcext:value-type="float">
            <text:p>853.2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0.64" calcext:value-type="float">
            <text:p>20.64</text:p>
          </table:table-cell>
          <table:table-cell table:style-name="ce3" office:value-type="float" office:value="26.127" calcext:value-type="float">
            <text:p>26.127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59.23" calcext:value-type="float">
            <text:p>959.23</text:p>
          </table:table-cell>
          <table:table-cell table:style-name="ce3" office:value-type="float" office:value="989.46" calcext:value-type="float">
            <text:p>989.4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8.862" calcext:value-type="float">
            <text:p>18.862</text:p>
          </table:table-cell>
          <table:table-cell table:style-name="ce3" office:value-type="float" office:value="25.452" calcext:value-type="float">
            <text:p>25.45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2.52" calcext:value-type="float">
            <text:p>782.52</text:p>
          </table:table-cell>
          <table:table-cell table:style-name="ce3" office:value-type="float" office:value="785.017" calcext:value-type="float">
            <text:p>785.01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2.515" calcext:value-type="float">
            <text:p>22.515</text:p>
          </table:table-cell>
          <table:table-cell table:style-name="ce3" office:value-type="float" office:value="24.901" calcext:value-type="float">
            <text:p>24.901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67.52" calcext:value-type="float">
            <text:p>967.52</text:p>
          </table:table-cell>
          <table:table-cell table:style-name="ce3" office:value-type="float" office:value="1057.784" calcext:value-type="float">
            <text:p>1057.78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1.516" calcext:value-type="float">
            <text:p>21.516</text:p>
          </table:table-cell>
          <table:table-cell table:style-name="ce3" office:value-type="float" office:value="25.798" calcext:value-type="float">
            <text:p>25.798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774.36" calcext:value-type="float">
            <text:p>774.36</text:p>
          </table:table-cell>
          <table:table-cell table:style-name="ce3" office:value-type="float" office:value="816.29" calcext:value-type="float">
            <text:p>816.2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29.575" calcext:value-type="float">
            <text:p>29.575</text:p>
          </table:table-cell>
          <table:table-cell table:style-name="ce3" office:value-type="float" office:value="35.755" calcext:value-type="float">
            <text:p>35.75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990.42" calcext:value-type="float">
            <text:p>990.42</text:p>
          </table:table-cell>
          <table:table-cell table:style-name="ce3" office:value-type="float" office:value="1050.693" calcext:value-type="float">
            <text:p>1050.69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19.685" calcext:value-type="float">
            <text:p>19.685</text:p>
          </table:table-cell>
          <table:table-cell table:style-name="ce3" office:value-type="float" office:value="24.388" calcext:value-type="float">
            <text:p>24.388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074.4" calcext:value-type="float">
            <text:p>1074.4</text:p>
          </table:table-cell>
          <table:table-cell table:style-name="ce3" office:value-type="float" office:value="1160.266" calcext:value-type="float">
            <text:p>1160.26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0.769" calcext:value-type="float">
            <text:p>20.769</text:p>
          </table:table-cell>
          <table:table-cell table:style-name="ce3" office:value-type="float" office:value="26.355" calcext:value-type="float">
            <text:p>26.355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081.1" calcext:value-type="float">
            <text:p>1081.1</text:p>
          </table:table-cell>
          <table:table-cell table:style-name="ce3" office:value-type="float" office:value="1177.276" calcext:value-type="float">
            <text:p>1177.27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99:.B308])" office:value-type="float" office:value="21.8712" calcext:value-type="float">
            <text:p>21.8712</text:p>
          </table:table-cell>
          <table:table-cell table:style-name="ce4" table:formula="of:=AVERAGE([.C299:.C308])" office:value-type="float" office:value="27.1825" calcext:value-type="float">
            <text:p>27.1825</text:p>
          </table:table-cell>
          <table:table-cell table:style-name="Default"/>
          <table:table-cell table:style-name="ce1"/>
          <table:table-cell table:style-name="ce4" table:formula="of:=AVERAGE([.F299:.F308])" office:value-type="float" office:value="955.566" calcext:value-type="float">
            <text:p>955.566</text:p>
          </table:table-cell>
          <table:table-cell table:style-name="ce4" table:formula="of:=AVERAGE([.G299:.G308])" office:value-type="float" office:value="1007.7183" calcext:value-type="float">
            <text:p>1007.718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17.5" calcext:value-type="float">
            <text:p>1117.5</text:p>
          </table:table-cell>
          <table:table-cell table:style-name="ce3" office:value-type="float" office:value="1177.822" calcext:value-type="float">
            <text:p>1177.822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06.4" calcext:value-type="float">
            <text:p>1106.4</text:p>
          </table:table-cell>
          <table:table-cell table:style-name="ce3" office:value-type="float" office:value="1165.056" calcext:value-type="float">
            <text:p>1165.056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1.13" calcext:value-type="float">
            <text:p>991.13</text:p>
          </table:table-cell>
          <table:table-cell table:style-name="ce3" office:value-type="float" office:value="1064.456" calcext:value-type="float">
            <text:p>1064.456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19.1" calcext:value-type="float">
            <text:p>1019.1</text:p>
          </table:table-cell>
          <table:table-cell table:style-name="ce3" office:value-type="float" office:value="1112.221" calcext:value-type="float">
            <text:p>1112.221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16.8" calcext:value-type="float">
            <text:p>1216.8</text:p>
          </table:table-cell>
          <table:table-cell table:style-name="ce3" office:value-type="float" office:value="1329.044" calcext:value-type="float">
            <text:p>1329.044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75.7" calcext:value-type="float">
            <text:p>1475.7</text:p>
          </table:table-cell>
          <table:table-cell table:style-name="ce3" office:value-type="float" office:value="1536.911" calcext:value-type="float">
            <text:p>1536.911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76.9" calcext:value-type="float">
            <text:p>1076.9</text:p>
          </table:table-cell>
          <table:table-cell table:style-name="ce3" office:value-type="float" office:value="1116.312" calcext:value-type="float">
            <text:p>1116.312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50.61" calcext:value-type="float">
            <text:p>950.61</text:p>
          </table:table-cell>
          <table:table-cell table:style-name="ce3" office:value-type="float" office:value="1026.012" calcext:value-type="float">
            <text:p>1026.012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60.1" calcext:value-type="float">
            <text:p>1160.1</text:p>
          </table:table-cell>
          <table:table-cell table:style-name="ce3" office:value-type="float" office:value="1261.964" calcext:value-type="float">
            <text:p>1261.964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1276.901" calcext:value-type="float">
            <text:p>1276.901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312:.B321])" office:value-type="float" office:value="1131.224" calcext:value-type="float">
            <text:p>1131.224</text:p>
          </table:table-cell>
          <table:table-cell table:style-name="ce4" table:formula="of:=AVERAGE([.C312:.C321])" office:value-type="float" office:value="1206.6699" calcext:value-type="float">
            <text:p>1206.6699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692" calcext:value-type="percentage">
            <text:p>6.92%</text:p>
          </table:table-cell>
          <table:table-cell office:value-type="percentage" office:value="0.0739" calcext:value-type="percentage">
            <text:p>7.39%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881" calcext:value-type="percentage">
            <text:p>28.81%</text:p>
          </table:table-cell>
          <table:table-cell office:value-type="percentage" office:value="0.3214" calcext:value-type="percentage">
            <text:p>32.14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656" calcext:value-type="percentage">
            <text:p>6.56%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524" calcext:value-type="percentage">
            <text:p>15.24%</text:p>
          </table:table-cell>
          <table:table-cell office:value-type="percentage" office:value="0.2357" calcext:value-type="percentage">
            <text:p>23.57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65" calcext:value-type="percentage">
            <text:p>8.65%</text:p>
          </table:table-cell>
          <table:table-cell office:value-type="percentage" office:value="0.0749" calcext:value-type="percentage">
            <text:p>7.49%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.33%</text:p>
          </table:table-cell>
          <table:table-cell office:value-type="percentage" office:value="0.2595" calcext:value-type="percentage">
            <text:p>25.95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84" calcext:value-type="percentage">
            <text:p>8.84%</text:p>
          </table:table-cell>
          <table:table-cell office:value-type="percentage" office:value="0.0815" calcext:value-type="percentage">
            <text:p>8.15%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714" calcext:value-type="percentage">
            <text:p>27.14%</text:p>
          </table:table-cell>
          <table:table-cell office:value-type="percentage" office:value="0.2929" calcext:value-type="percentage">
            <text:p>29.29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47" calcext:value-type="percentage">
            <text:p>7.47%</text:p>
          </table:table-cell>
          <table:table-cell office:value-type="percentage" office:value="0.0705" calcext:value-type="percentage">
            <text:p>7.05%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3738" calcext:value-type="percentage">
            <text:p>37.38%</text:p>
          </table:table-cell>
          <table:table-cell office:value-type="percentage" office:value="0.3739" calcext:value-type="percentage">
            <text:p>37.39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33" calcext:value-type="percentage">
            <text:p>8.33%</text:p>
          </table:table-cell>
          <table:table-cell office:value-type="percentage" office:value="0.0788" calcext:value-type="percentage">
            <text:p>7.88%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2476" calcext:value-type="percentage">
            <text:p>24.76%</text:p>
          </table:table-cell>
          <table:table-cell office:value-type="percentage" office:value="0.2976" calcext:value-type="percentage">
            <text:p>29.76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6" calcext:value-type="percentage">
            <text:p>8.16%</text:p>
          </table:table-cell>
          <table:table-cell office:value-type="percentage" office:value="0.0807" calcext:value-type="percentage">
            <text:p>8.07%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262" calcext:value-type="percentage">
            <text:p>22.62%</text:p>
          </table:table-cell>
          <table:table-cell office:value-type="percentage" office:value="0.2619" calcext:value-type="percentage">
            <text:p>26.19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726" calcext:value-type="percentage">
            <text:p>7.26%</text:p>
          </table:table-cell>
          <table:table-cell office:value-type="percentage" office:value="0.0643" calcext:value-type="percentage">
            <text:p>6.43%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619" calcext:value-type="percentage">
            <text:p>16.19%</text:p>
          </table:table-cell>
          <table:table-cell office:value-type="percentage" office:value="0.2833" calcext:value-type="percentage">
            <text:p>28.33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75" calcext:value-type="percentage">
            <text:p>7.75%</text:p>
          </table:table-cell>
          <table:table-cell office:value-type="percentage" office:value="0.074" calcext:value-type="percentage">
            <text:p>7.40%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381" calcext:value-type="percentage">
            <text:p>33.81%</text:p>
          </table:table-cell>
          <table:table-cell office:value-type="percentage" office:value="0.4333" calcext:value-type="percentage">
            <text:p>43.33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77" calcext:value-type="percentage">
            <text:p>7.77%</text:p>
          </table:table-cell>
          <table:table-cell office:value-type="percentage" office:value="0.0739" calcext:value-type="percentage">
            <text:p>7.39%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238" calcext:value-type="percentage">
            <text:p>22.38%</text:p>
          </table:table-cell>
          <table:table-cell office:value-type="percentage" office:value="0.2786" calcext:value-type="percentage">
            <text:p>27.86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25:.B334])" office:value-type="percentage" office:value="0.07818" calcext:value-type="percentage">
            <text:p>7.82%</text:p>
          </table:table-cell>
          <table:table-cell table:style-name="ce1" table:formula="of:=AVERAGE([.C325:.C334])" office:value-type="percentage" office:value="0.07381" calcext:value-type="percentage">
            <text:p>7.38%</text:p>
          </table:table-cell>
          <table:table-cell table:style-name="Default"/>
          <table:table-cell table:style-name="ce1"/>
          <table:table-cell table:style-name="ce1" table:formula="of:=AVERAGE([.F325:.F334])" office:value-type="percentage" office:value="0.24666" calcext:value-type="percentage">
            <text:p>24.67%</text:p>
          </table:table-cell>
          <table:table-cell table:style-name="ce1" table:formula="of:=AVERAGE([.G325:.G334])" office:value-type="percentage" office:value="0.30381" calcext:value-type="percentage">
            <text:p>30.38%</text:p>
          </table:table-cell>
          <table:table-cell table:style-name="Default" table:number-columns-repeated="4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6-16T11:44:46.311180829</dc:date>
    <meta:editing-duration>P1DT1H20M13S</meta:editing-duration>
    <meta:editing-cycles>634</meta:editing-cycles>
    <meta:generator>LibreOffice/7.3.3.2$Linux_X86_64 LibreOffice_project/30$Build-2</meta:generator>
    <meta:document-statistic meta:table-count="1" meta:cell-count="1726" meta:object-count="0"/>
  </office:meta>
</office:document-meta>
</file>